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float" office:value="0.112045" calcext:value-type="float">
            <text:p>0.112045</text:p>
          </table:table-cell>
          <table:table-cell office:value-type="float" office:value="0.062932" calcext:value-type="float">
            <text:p>0.062932</text:p>
          </table:table-cell>
          <table:table-cell office:value-type="float" office:value="0.041825" calcext:value-type="float">
            <text:p>0.041825</text:p>
          </table:table-cell>
          <table:table-cell office:value-type="float" office:value="0.11747" calcext:value-type="float">
            <text:p>0.11747</text:p>
          </table:table-cell>
          <table:table-cell office:value-type="float" office:value="0.036235" calcext:value-type="float">
            <text:p>0.036235</text:p>
          </table:table-cell>
          <table:table-cell office:value-type="float" office:value="0.342659" calcext:value-type="float">
            <text:p>0.342659</text:p>
          </table:table-cell>
          <table:table-cell office:value-type="float" office:value="0.246877" calcext:value-type="float">
            <text:p>0.246877</text:p>
          </table:table-cell>
          <table:table-cell office:value-type="float" office:value="0.42902" calcext:value-type="float">
            <text:p>0.42902</text:p>
          </table:table-cell>
          <table:table-cell office:value-type="float" office:value="0.216729" calcext:value-type="float">
            <text:p>0.216729</text:p>
          </table:table-cell>
          <table:table-cell office:value-type="float" office:value="0.148894" calcext:value-type="float">
            <text:p>0.148894</text:p>
          </table:table-cell>
          <table:table-cell office:value-type="float" office:value="0.859583" calcext:value-type="float">
            <text:p>0.859583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809218" calcext:value-type="float">
            <text:p>0.809218</text:p>
          </table:table-cell>
          <table:table-cell office:value-type="float" office:value="0.367682" calcext:value-type="float">
            <text:p>0.367682</text:p>
          </table:table-cell>
          <table:table-cell office:value-type="float" office:value="0.225821" calcext:value-type="float">
            <text:p>0.225821</text:p>
          </table:table-cell>
          <table:table-cell office:value-type="float" office:value="0.951584" calcext:value-type="float">
            <text:p>0.951584</text:p>
          </table:table-cell>
          <table:table-cell office:value-type="float" office:value="0.679447" calcext:value-type="float">
            <text:p>0.679447</text:p>
          </table:table-cell>
          <table:table-cell office:value-type="float" office:value="1.26356" calcext:value-type="float">
            <text:p>1.26356</text:p>
          </table:table-cell>
          <table:table-cell office:value-type="float" office:value="0.687953" calcext:value-type="float">
            <text:p>0.687953</text:p>
          </table:table-cell>
        </table:table-row>
        <table:table-row table:style-name="ro1">
          <table:table-cell office:value-type="float" office:value="0.130661" calcext:value-type="float">
            <text:p>0.130661</text:p>
          </table:table-cell>
          <table:table-cell office:value-type="float" office:value="0.063037" calcext:value-type="float">
            <text:p>0.063037</text:p>
          </table:table-cell>
          <table:table-cell office:value-type="float" office:value="0.077618" calcext:value-type="float">
            <text:p>0.077618</text:p>
          </table:table-cell>
          <table:table-cell office:value-type="float" office:value="0.119514" calcext:value-type="float">
            <text:p>0.119514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0.378552" calcext:value-type="float">
            <text:p>0.378552</text:p>
          </table:table-cell>
          <table:table-cell office:value-type="float" office:value="0.253857" calcext:value-type="float">
            <text:p>0.253857</text:p>
          </table:table-cell>
          <table:table-cell office:value-type="float" office:value="0.267876" calcext:value-type="float">
            <text:p>0.267876</text:p>
          </table:table-cell>
          <table:table-cell office:value-type="float" office:value="0.200557" calcext:value-type="float">
            <text:p>0.200557</text:p>
          </table:table-cell>
          <table:table-cell office:value-type="float" office:value="0.192344" calcext:value-type="float">
            <text:p>0.192344</text:p>
          </table:table-cell>
          <table:table-cell office:value-type="float" office:value="0.326477" calcext:value-type="float">
            <text:p>0.326477</text:p>
          </table:table-cell>
          <table:table-cell office:value-type="float" office:value="1.01182" calcext:value-type="float">
            <text:p>1.01182</text:p>
          </table:table-cell>
          <table:table-cell office:value-type="float" office:value="0.359252" calcext:value-type="float">
            <text:p>0.359252</text:p>
          </table:table-cell>
          <table:table-cell office:value-type="float" office:value="1.06646" calcext:value-type="float">
            <text:p>1.06646</text:p>
          </table:table-cell>
          <table:table-cell office:value-type="float" office:value="0.380746" calcext:value-type="float">
            <text:p>0.380746</text:p>
          </table:table-cell>
          <table:table-cell office:value-type="float" office:value="0.370222" calcext:value-type="float">
            <text:p>0.370222</text:p>
          </table:table-cell>
          <table:table-cell office:value-type="float" office:value="0.954525" calcext:value-type="float">
            <text:p>0.954525</text:p>
          </table:table-cell>
          <table:table-cell office:value-type="float" office:value="0.876414" calcext:value-type="float">
            <text:p>0.876414</text:p>
          </table:table-cell>
          <table:table-cell office:value-type="float" office:value="1.20808" calcext:value-type="float">
            <text:p>1.20808</text:p>
          </table:table-cell>
          <table:table-cell office:value-type="float" office:value="1.05989" calcext:value-type="float">
            <text:p>1.05989</text:p>
          </table:table-cell>
        </table:table-row>
        <table:table-row table:style-name="ro1">
          <table:table-cell office:value-type="float" office:value="0.126025" calcext:value-type="float">
            <text:p>0.126025</text:p>
          </table:table-cell>
          <table:table-cell office:value-type="float" office:value="0.045446" calcext:value-type="float">
            <text:p>0.045446</text:p>
          </table:table-cell>
          <table:table-cell office:value-type="float" office:value="0.074064" calcext:value-type="float">
            <text:p>0.074064</text:p>
          </table:table-cell>
          <table:table-cell office:value-type="float" office:value="0.092711" calcext:value-type="float">
            <text:p>0.092711</text:p>
          </table:table-cell>
          <table:table-cell office:value-type="float" office:value="0.012705" calcext:value-type="float">
            <text:p>0.012705</text:p>
          </table:table-cell>
          <table:table-cell office:value-type="float" office:value="0.394083" calcext:value-type="float">
            <text:p>0.394083</text:p>
          </table:table-cell>
          <table:table-cell office:value-type="float" office:value="0.306964" calcext:value-type="float">
            <text:p>0.306964</text:p>
          </table:table-cell>
          <table:table-cell office:value-type="float" office:value="0.508349" calcext:value-type="float">
            <text:p>0.508349</text:p>
          </table:table-cell>
          <table:table-cell office:value-type="float" office:value="0.203236" calcext:value-type="float">
            <text:p>0.203236</text:p>
          </table:table-cell>
          <table:table-cell office:value-type="float" office:value="0.203141" calcext:value-type="float">
            <text:p>0.203141</text:p>
          </table:table-cell>
          <table:table-cell office:value-type="float" office:value="0.342911" calcext:value-type="float">
            <text:p>0.342911</text:p>
          </table:table-cell>
          <table:table-cell office:value-type="float" office:value="0.769235" calcext:value-type="float">
            <text:p>0.769235</text:p>
          </table:table-cell>
          <table:table-cell office:value-type="float" office:value="0.486376" calcext:value-type="float">
            <text:p>0.486376</text:p>
          </table:table-cell>
          <table:table-cell office:value-type="float" office:value="0.786814" calcext:value-type="float">
            <text:p>0.786814</text:p>
          </table:table-cell>
          <table:table-cell office:value-type="float" office:value="0.412991" calcext:value-type="float">
            <text:p>0.412991</text:p>
          </table:table-cell>
          <table:table-cell office:value-type="float" office:value="0.435796" calcext:value-type="float">
            <text:p>0.435796</text:p>
          </table:table-cell>
          <table:table-cell office:value-type="float" office:value="0.706577" calcext:value-type="float">
            <text:p>0.706577</text:p>
          </table:table-cell>
          <table:table-cell office:value-type="float" office:value="0.619614" calcext:value-type="float">
            <text:p>0.619614</text:p>
          </table:table-cell>
          <table:table-cell office:value-type="float" office:value="1.13316" calcext:value-type="float">
            <text:p>1.13316</text:p>
          </table:table-cell>
          <table:table-cell office:value-type="float" office:value="0.517774" calcext:value-type="float">
            <text:p>0.517774</text:p>
          </table:table-cell>
        </table:table-row>
        <table:table-row table:style-name="ro1">
          <table:table-cell office:value-type="float" office:value="0.142822" calcext:value-type="float">
            <text:p>0.142822</text:p>
          </table:table-cell>
          <table:table-cell office:value-type="float" office:value="0.047042" calcext:value-type="float">
            <text:p>0.047042</text:p>
          </table:table-cell>
          <table:table-cell office:value-type="float" office:value="0.09875" calcext:value-type="float">
            <text:p>0.09875</text:p>
          </table:table-cell>
          <table:table-cell office:value-type="float" office:value="0.09308" calcext:value-type="float">
            <text:p>0.09308</text:p>
          </table:table-cell>
          <table:table-cell office:value-type="float" office:value="0.037295" calcext:value-type="float">
            <text:p>0.037295</text:p>
          </table:table-cell>
          <table:table-cell office:value-type="float" office:value="0.217486" calcext:value-type="float">
            <text:p>0.217486</text:p>
          </table:table-cell>
          <table:table-cell office:value-type="float" office:value="0.246951" calcext:value-type="float">
            <text:p>0.246951</text:p>
          </table:table-cell>
          <table:table-cell office:value-type="float" office:value="0.342835" calcext:value-type="float">
            <text:p>0.342835</text:p>
          </table:table-cell>
          <table:table-cell office:value-type="float" office:value="0.232659" calcext:value-type="float">
            <text:p>0.232659</text:p>
          </table:table-cell>
          <table:table-cell office:value-type="float" office:value="0.206465" calcext:value-type="float">
            <text:p>0.206465</text:p>
          </table:table-cell>
          <table:table-cell office:value-type="float" office:value="0.242403" calcext:value-type="float">
            <text:p>0.242403</text:p>
          </table:table-cell>
          <table:table-cell office:value-type="float" office:value="0.838775" calcext:value-type="float">
            <text:p>0.838775</text:p>
          </table:table-cell>
          <table:table-cell office:value-type="float" office:value="0.413846" calcext:value-type="float">
            <text:p>0.413846</text:p>
          </table:table-cell>
          <table:table-cell office:value-type="float" office:value="0.897134" calcext:value-type="float">
            <text:p>0.897134</text:p>
          </table:table-cell>
          <table:table-cell office:value-type="float" office:value="0.478129" calcext:value-type="float">
            <text:p>0.478129</text:p>
          </table:table-cell>
          <table:table-cell office:value-type="float" office:value="0.61036" calcext:value-type="float">
            <text:p>0.61036</text:p>
          </table:table-cell>
          <table:table-cell office:value-type="float" office:value="0.621384" calcext:value-type="float">
            <text:p>0.621384</text:p>
          </table:table-cell>
          <table:table-cell office:value-type="float" office:value="0.803338" calcext:value-type="float">
            <text:p>0.803338</text:p>
          </table:table-cell>
          <table:table-cell office:value-type="float" office:value="1.13088" calcext:value-type="float">
            <text:p>1.13088</text:p>
          </table:table-cell>
          <table:table-cell office:value-type="float" office:value="0.356104" calcext:value-type="float">
            <text:p>0.356104</text:p>
          </table:table-cell>
        </table:table-row>
        <table:table-row table:style-name="ro1">
          <table:table-cell office:value-type="float" office:value="0.130429" calcext:value-type="float">
            <text:p>0.130429</text:p>
          </table:table-cell>
          <table:table-cell office:value-type="float" office:value="0.042029" calcext:value-type="float">
            <text:p>0.042029</text:p>
          </table:table-cell>
          <table:table-cell office:value-type="float" office:value="0.100454" calcext:value-type="float">
            <text:p>0.100454</text:p>
          </table:table-cell>
          <table:table-cell office:value-type="float" office:value="0.107638" calcext:value-type="float">
            <text:p>0.107638</text:p>
          </table:table-cell>
          <table:table-cell office:value-type="float" office:value="0.037025" calcext:value-type="float">
            <text:p>0.037025</text:p>
          </table:table-cell>
          <table:table-cell office:value-type="float" office:value="0.373517" calcext:value-type="float">
            <text:p>0.373517</text:p>
          </table:table-cell>
          <table:table-cell office:value-type="float" office:value="0.25561" calcext:value-type="float">
            <text:p>0.25561</text:p>
          </table:table-cell>
          <table:table-cell office:value-type="float" office:value="0.410374" calcext:value-type="float">
            <text:p>0.410374</text:p>
          </table:table-cell>
          <table:table-cell office:value-type="float" office:value="0.215054" calcext:value-type="float">
            <text:p>0.215054</text:p>
          </table:table-cell>
          <table:table-cell office:value-type="float" office:value="0.199788" calcext:value-type="float">
            <text:p>0.199788</text:p>
          </table:table-cell>
          <table:table-cell office:value-type="float" office:value="0.324271" calcext:value-type="float">
            <text:p>0.324271</text:p>
          </table:table-cell>
          <table:table-cell office:value-type="float" office:value="1.17092" calcext:value-type="float">
            <text:p>1.17092</text:p>
          </table:table-cell>
          <table:table-cell office:value-type="float" office:value="0.524735" calcext:value-type="float">
            <text:p>0.524735</text:p>
          </table:table-cell>
          <table:table-cell office:value-type="float" office:value="0.840358" calcext:value-type="float">
            <text:p>0.840358</text:p>
          </table:table-cell>
          <table:table-cell office:value-type="float" office:value="0.312157" calcext:value-type="float">
            <text:p>0.312157</text:p>
          </table:table-cell>
          <table:table-cell office:value-type="float" office:value="0.365485" calcext:value-type="float">
            <text:p>0.365485</text:p>
          </table:table-cell>
          <table:table-cell office:value-type="float" office:value="0.629509" calcext:value-type="float">
            <text:p>0.629509</text:p>
          </table:table-cell>
          <table:table-cell office:value-type="float" office:value="0.547735" calcext:value-type="float">
            <text:p>0.547735</text:p>
          </table:table-cell>
          <table:table-cell office:value-type="float" office:value="1.13821" calcext:value-type="float">
            <text:p>1.13821</text:p>
          </table:table-cell>
          <table:table-cell office:value-type="float" office:value="1.09453" calcext:value-type="float">
            <text:p>1.09453</text:p>
          </table:table-cell>
        </table:table-row>
        <table:table-row table:style-name="ro1">
          <table:table-cell office:value-type="float" office:value="0.135046" calcext:value-type="float">
            <text:p>0.135046</text:p>
          </table:table-cell>
          <table:table-cell office:value-type="float" office:value="0.041701" calcext:value-type="float">
            <text:p>0.041701</text:p>
          </table:table-cell>
          <table:table-cell office:value-type="float" office:value="0.048256" calcext:value-type="float">
            <text:p>0.048256</text:p>
          </table:table-cell>
          <table:table-cell office:value-type="float" office:value="0.108583" calcext:value-type="float">
            <text:p>0.108583</text:p>
          </table:table-cell>
          <table:table-cell office:value-type="float" office:value="0.055024" calcext:value-type="float">
            <text:p>0.055024</text:p>
          </table:table-cell>
          <table:table-cell office:value-type="float" office:value="0.393839" calcext:value-type="float">
            <text:p>0.393839</text:p>
          </table:table-cell>
          <table:table-cell office:value-type="float" office:value="0.363065" calcext:value-type="float">
            <text:p>0.363065</text:p>
          </table:table-cell>
          <table:table-cell office:value-type="float" office:value="0.541662" calcext:value-type="float">
            <text:p>0.541662</text:p>
          </table:table-cell>
          <table:table-cell office:value-type="float" office:value="0.22103" calcext:value-type="float">
            <text:p>0.22103</text:p>
          </table:table-cell>
          <table:table-cell office:value-type="float" office:value="0.130075" calcext:value-type="float">
            <text:p>0.130075</text:p>
          </table:table-cell>
          <table:table-cell office:value-type="float" office:value="0.35233" calcext:value-type="float">
            <text:p>0.35233</text:p>
          </table:table-cell>
          <table:table-cell office:value-type="float" office:value="1.14792" calcext:value-type="float">
            <text:p>1.14792</text:p>
          </table:table-cell>
          <table:table-cell office:value-type="float" office:value="0.503251" calcext:value-type="float">
            <text:p>0.503251</text:p>
          </table:table-cell>
          <table:table-cell office:value-type="float" office:value="0.731285" calcext:value-type="float">
            <text:p>0.731285</text:p>
          </table:table-cell>
          <table:table-cell office:value-type="float" office:value="0.246076" calcext:value-type="float">
            <text:p>0.246076</text:p>
          </table:table-cell>
          <table:table-cell office:value-type="float" office:value="0.416136" calcext:value-type="float">
            <text:p>0.416136</text:p>
          </table:table-cell>
          <table:table-cell office:value-type="float" office:value="0.785702" calcext:value-type="float">
            <text:p>0.785702</text:p>
          </table:table-cell>
          <table:table-cell office:value-type="float" office:value="0.96299" calcext:value-type="float">
            <text:p>0.96299</text:p>
          </table:table-cell>
          <table:table-cell office:value-type="float" office:value="1.09752" calcext:value-type="float">
            <text:p>1.09752</text:p>
          </table:table-cell>
          <table:table-cell office:value-type="float" office:value="0.317544" calcext:value-type="float">
            <text:p>0.317544</text:p>
          </table:table-cell>
        </table:table-row>
        <table:table-row table:style-name="ro1">
          <table:table-cell office:value-type="float" office:value="0.180677" calcext:value-type="float">
            <text:p>0.180677</text:p>
          </table:table-cell>
          <table:table-cell office:value-type="float" office:value="0.045172" calcext:value-type="float">
            <text:p>0.045172</text:p>
          </table:table-cell>
          <table:table-cell office:value-type="float" office:value="0.085912" calcext:value-type="float">
            <text:p>0.085912</text:p>
          </table:table-cell>
          <table:table-cell office:value-type="float" office:value="0.100683" calcext:value-type="float">
            <text:p>0.100683</text:p>
          </table:table-cell>
          <table:table-cell office:value-type="float" office:value="0.054457" calcext:value-type="float">
            <text:p>0.054457</text:p>
          </table:table-cell>
          <table:table-cell office:value-type="float" office:value="0.405947" calcext:value-type="float">
            <text:p>0.405947</text:p>
          </table:table-cell>
          <table:table-cell office:value-type="float" office:value="0.240702" calcext:value-type="float">
            <text:p>0.240702</text:p>
          </table:table-cell>
          <table:table-cell office:value-type="float" office:value="0.399399" calcext:value-type="float">
            <text:p>0.399399</text:p>
          </table:table-cell>
          <table:table-cell office:value-type="float" office:value="0.263966" calcext:value-type="float">
            <text:p>0.263966</text:p>
          </table:table-cell>
          <table:table-cell office:value-type="float" office:value="0.137637" calcext:value-type="float">
            <text:p>0.137637</text:p>
          </table:table-cell>
          <table:table-cell office:value-type="float" office:value="0.41003" calcext:value-type="float">
            <text:p>0.41003</text:p>
          </table:table-cell>
          <table:table-cell office:value-type="float" office:value="1.04241" calcext:value-type="float">
            <text:p>1.04241</text:p>
          </table:table-cell>
          <table:table-cell office:value-type="float" office:value="0.535653" calcext:value-type="float">
            <text:p>0.535653</text:p>
          </table:table-cell>
          <table:table-cell office:value-type="float" office:value="0.727313" calcext:value-type="float">
            <text:p>0.727313</text:p>
          </table:table-cell>
          <table:table-cell office:value-type="float" office:value="0.445177" calcext:value-type="float">
            <text:p>0.445177</text:p>
          </table:table-cell>
          <table:table-cell office:value-type="float" office:value="0.502198" calcext:value-type="float">
            <text:p>0.502198</text:p>
          </table:table-cell>
          <table:table-cell office:value-type="float" office:value="0.776903" calcext:value-type="float">
            <text:p>0.776903</text:p>
          </table:table-cell>
          <table:table-cell office:value-type="float" office:value="0.638408" calcext:value-type="float">
            <text:p>0.638408</text:p>
          </table:table-cell>
          <table:table-cell office:value-type="float" office:value="1.27371" calcext:value-type="float">
            <text:p>1.27371</text:p>
          </table:table-cell>
          <table:table-cell office:value-type="float" office:value="0.472924" calcext:value-type="float">
            <text:p>0.472924</text:p>
          </table:table-cell>
        </table:table-row>
        <table:table-row table:style-name="ro1">
          <table:table-cell office:value-type="float" office:value="0.190489" calcext:value-type="float">
            <text:p>0.190489</text:p>
          </table:table-cell>
          <table:table-cell office:value-type="float" office:value="0.047388" calcext:value-type="float">
            <text:p>0.047388</text:p>
          </table:table-cell>
          <table:table-cell office:value-type="float" office:value="0.075629" calcext:value-type="float">
            <text:p>0.075629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40693" calcext:value-type="float">
            <text:p>0.040693</text:p>
          </table:table-cell>
          <table:table-cell office:value-type="float" office:value="0.305514" calcext:value-type="float">
            <text:p>0.305514</text:p>
          </table:table-cell>
          <table:table-cell office:value-type="float" office:value="0.244162" calcext:value-type="float">
            <text:p>0.244162</text:p>
          </table:table-cell>
          <table:table-cell office:value-type="float" office:value="0.48763" calcext:value-type="float">
            <text:p>0.48763</text:p>
          </table:table-cell>
          <table:table-cell office:value-type="float" office:value="0.253155" calcext:value-type="float">
            <text:p>0.253155</text:p>
          </table:table-cell>
          <table:table-cell office:value-type="float" office:value="0.185605" calcext:value-type="float">
            <text:p>0.185605</text:p>
          </table:table-cell>
          <table:table-cell office:value-type="float" office:value="0.455602" calcext:value-type="float">
            <text:p>0.455602</text:p>
          </table:table-cell>
          <table:table-cell office:value-type="float" office:value="0.694773" calcext:value-type="float">
            <text:p>0.694773</text:p>
          </table:table-cell>
          <table:table-cell office:value-type="float" office:value="0.446295" calcext:value-type="float">
            <text:p>0.446295</text:p>
          </table:table-cell>
          <table:table-cell office:value-type="float" office:value="0.844239" calcext:value-type="float">
            <text:p>0.844239</text:p>
          </table:table-cell>
          <table:table-cell office:value-type="float" office:value="0.310343" calcext:value-type="float">
            <text:p>0.310343</text:p>
          </table:table-cell>
          <table:table-cell office:value-type="float" office:value="0.463369" calcext:value-type="float">
            <text:p>0.463369</text:p>
          </table:table-cell>
          <table:table-cell office:value-type="float" office:value="0.679659" calcext:value-type="float">
            <text:p>0.679659</text:p>
          </table:table-cell>
          <table:table-cell office:value-type="float" office:value="0.762927" calcext:value-type="float">
            <text:p>0.762927</text:p>
          </table:table-cell>
          <table:table-cell office:value-type="float" office:value="1.24695" calcext:value-type="float">
            <text:p>1.24695</text:p>
          </table:table-cell>
          <table:table-cell office:value-type="float" office:value="0.477307" calcext:value-type="float">
            <text:p>0.477307</text:p>
          </table:table-cell>
        </table:table-row>
        <table:table-row table:style-name="ro1">
          <table:table-cell office:value-type="float" office:value="0.13087" calcext:value-type="float">
            <text:p>0.13087</text:p>
          </table:table-cell>
          <table:table-cell office:value-type="float" office:value="0.076484" calcext:value-type="float">
            <text:p>0.076484</text:p>
          </table:table-cell>
          <table:table-cell office:value-type="float" office:value="0.086379" calcext:value-type="float">
            <text:p>0.086379</text:p>
          </table:table-cell>
          <table:table-cell office:value-type="float" office:value="0.078388" calcext:value-type="float">
            <text:p>0.078388</text:p>
          </table:table-cell>
          <table:table-cell office:value-type="float" office:value="0.033523" calcext:value-type="float">
            <text:p>0.033523</text:p>
          </table:table-cell>
          <table:table-cell office:value-type="float" office:value="0.57063" calcext:value-type="float">
            <text:p>0.57063</text:p>
          </table:table-cell>
          <table:table-cell office:value-type="float" office:value="0.366962" calcext:value-type="float">
            <text:p>0.366962</text:p>
          </table:table-cell>
          <table:table-cell office:value-type="float" office:value="0.459671" calcext:value-type="float">
            <text:p>0.459671</text:p>
          </table:table-cell>
          <table:table-cell office:value-type="float" office:value="0.240091" calcext:value-type="float">
            <text:p>0.240091</text:p>
          </table:table-cell>
          <table:table-cell office:value-type="float" office:value="0.219124" calcext:value-type="float">
            <text:p>0.219124</text:p>
          </table:table-cell>
          <table:table-cell office:value-type="float" office:value="0.388366" calcext:value-type="float">
            <text:p>0.388366</text:p>
          </table:table-cell>
          <table:table-cell office:value-type="float" office:value="1.0893" calcext:value-type="float">
            <text:p>1.0893</text:p>
          </table:table-cell>
          <table:table-cell office:value-type="float" office:value="0.392395" calcext:value-type="float">
            <text:p>0.392395</text:p>
          </table:table-cell>
          <table:table-cell office:value-type="float" office:value="0.771208" calcext:value-type="float">
            <text:p>0.771208</text:p>
          </table:table-cell>
          <table:table-cell office:value-type="float" office:value="0.248135" calcext:value-type="float">
            <text:p>0.248135</text:p>
          </table:table-cell>
          <table:table-cell office:value-type="float" office:value="0.246961" calcext:value-type="float">
            <text:p>0.246961</text:p>
          </table:table-cell>
          <table:table-cell office:value-type="float" office:value="0.851872" calcext:value-type="float">
            <text:p>0.851872</text:p>
          </table:table-cell>
          <table:table-cell office:value-type="float" office:value="0.804376" calcext:value-type="float">
            <text:p>0.804376</text:p>
          </table:table-cell>
          <table:table-cell office:value-type="float" office:value="1.35651" calcext:value-type="float">
            <text:p>1.35651</text:p>
          </table:table-cell>
          <table:table-cell office:value-type="float" office:value="0.482526" calcext:value-type="float">
            <text:p>0.482526</text:p>
          </table:table-cell>
        </table:table-row>
        <table:table-row table:style-name="ro1">
          <table:table-cell office:value-type="float" office:value="0.11107" calcext:value-type="float">
            <text:p>0.11107</text:p>
          </table:table-cell>
          <table:table-cell office:value-type="float" office:value="0.078352" calcext:value-type="float">
            <text:p>0.078352</text:p>
          </table:table-cell>
          <table:table-cell office:value-type="float" office:value="0.065587" calcext:value-type="float">
            <text:p>0.065587</text:p>
          </table:table-cell>
          <table:table-cell office:value-type="float" office:value="0.074066" calcext:value-type="float">
            <text:p>0.074066</text:p>
          </table:table-cell>
          <table:table-cell office:value-type="float" office:value="0.032428" calcext:value-type="float">
            <text:p>0.032428</text:p>
          </table:table-cell>
          <table:table-cell office:value-type="float" office:value="0.256741" calcext:value-type="float">
            <text:p>0.256741</text:p>
          </table:table-cell>
          <table:table-cell office:value-type="float" office:value="0.335293" calcext:value-type="float">
            <text:p>0.335293</text:p>
          </table:table-cell>
          <table:table-cell office:value-type="float" office:value="0.239973" calcext:value-type="float">
            <text:p>0.239973</text:p>
          </table:table-cell>
          <table:table-cell office:value-type="float" office:value="0.231746" calcext:value-type="float">
            <text:p>0.231746</text:p>
          </table:table-cell>
          <table:table-cell office:value-type="float" office:value="0.1885" calcext:value-type="float">
            <text:p>0.1885</text:p>
          </table:table-cell>
          <table:table-cell office:value-type="float" office:value="0.391906" calcext:value-type="float">
            <text:p>0.391906</text:p>
          </table:table-cell>
          <table:table-cell office:value-type="float" office:value="1.14469" calcext:value-type="float">
            <text:p>1.14469</text:p>
          </table:table-cell>
          <table:table-cell office:value-type="float" office:value="0.605403" calcext:value-type="float">
            <text:p>0.605403</text:p>
          </table:table-cell>
          <table:table-cell office:value-type="float" office:value="0.875856" calcext:value-type="float">
            <text:p>0.875856</text:p>
          </table:table-cell>
          <table:table-cell office:value-type="float" office:value="0.257213" calcext:value-type="float">
            <text:p>0.257213</text:p>
          </table:table-cell>
          <table:table-cell office:value-type="float" office:value="0.296631" calcext:value-type="float">
            <text:p>0.296631</text:p>
          </table:table-cell>
          <table:table-cell office:value-type="float" office:value="0.887449" calcext:value-type="float">
            <text:p>0.887449</text:p>
          </table:table-cell>
          <table:table-cell office:value-type="float" office:value="0.865798" calcext:value-type="float">
            <text:p>0.865798</text:p>
          </table:table-cell>
          <table:table-cell office:value-type="float" office:value="1.50819" calcext:value-type="float">
            <text:p>1.50819</text:p>
          </table:table-cell>
          <table:table-cell office:value-type="float" office:value="0.734056" calcext:value-type="float">
            <text:p>0.734056</text:p>
          </table:table-cell>
        </table:table-row>
        <table:table-row table:style-name="ro1">
          <table:table-cell office:value-type="float" office:value="0.109163" calcext:value-type="float">
            <text:p>0.109163</text:p>
          </table:table-cell>
          <table:table-cell office:value-type="float" office:value="0.03658" calcext:value-type="float">
            <text:p>0.03658</text:p>
          </table:table-cell>
          <table:table-cell office:value-type="float" office:value="0.103117" calcext:value-type="float">
            <text:p>0.103117</text:p>
          </table:table-cell>
          <table:table-cell office:value-type="float" office:value="0.08424" calcext:value-type="float">
            <text:p>0.08424</text:p>
          </table:table-cell>
          <table:table-cell office:value-type="float" office:value="0.041471" calcext:value-type="float">
            <text:p>0.041471</text:p>
          </table:table-cell>
          <table:table-cell office:value-type="float" office:value="0.38639" calcext:value-type="float">
            <text:p>0.38639</text:p>
          </table:table-cell>
          <table:table-cell office:value-type="float" office:value="0.190701" calcext:value-type="float">
            <text:p>0.190701</text:p>
          </table:table-cell>
          <table:table-cell office:value-type="float" office:value="0.392055" calcext:value-type="float">
            <text:p>0.392055</text:p>
          </table:table-cell>
          <table:table-cell office:value-type="float" office:value="0.226082" calcext:value-type="float">
            <text:p>0.226082</text:p>
          </table:table-cell>
          <table:table-cell office:value-type="float" office:value="0.188184" calcext:value-type="float">
            <text:p>0.188184</text:p>
          </table:table-cell>
          <table:table-cell office:value-type="float" office:value="0.434046" calcext:value-type="float">
            <text:p>0.434046</text:p>
          </table:table-cell>
          <table:table-cell office:value-type="float" office:value="0.854949" calcext:value-type="float">
            <text:p>0.854949</text:p>
          </table:table-cell>
          <table:table-cell office:value-type="float" office:value="0.575909" calcext:value-type="float">
            <text:p>0.575909</text:p>
          </table:table-cell>
          <table:table-cell office:value-type="float" office:value="0.94072" calcext:value-type="float">
            <text:p>0.94072</text:p>
          </table:table-cell>
          <table:table-cell office:value-type="float" office:value="0.259974" calcext:value-type="float">
            <text:p>0.259974</text:p>
          </table:table-cell>
          <table:table-cell office:value-type="float" office:value="0.409962" calcext:value-type="float">
            <text:p>0.409962</text:p>
          </table:table-cell>
          <table:table-cell office:value-type="float" office:value="0.80962" calcext:value-type="float">
            <text:p>0.80962</text:p>
          </table:table-cell>
          <table:table-cell office:value-type="float" office:value="0.742859" calcext:value-type="float">
            <text:p>0.742859</text:p>
          </table:table-cell>
          <table:table-cell office:value-type="float" office:value="1.493" calcext:value-type="float">
            <text:p>1.493</text:p>
          </table:table-cell>
          <table:table-cell office:value-type="float" office:value="0.665451" calcext:value-type="float">
            <text:p>0.665451</text:p>
          </table:table-cell>
        </table:table-row>
        <table:table-row table:style-name="ro1">
          <table:table-cell office:value-type="float" office:value="0.120562" calcext:value-type="float">
            <text:p>0.120562</text:p>
          </table:table-cell>
          <table:table-cell office:value-type="float" office:value="0.038001" calcext:value-type="float">
            <text:p>0.038001</text:p>
          </table:table-cell>
          <table:table-cell office:value-type="float" office:value="0.101954" calcext:value-type="float">
            <text:p>0.101954</text:p>
          </table:table-cell>
          <table:table-cell office:value-type="float" office:value="0.080687" calcext:value-type="float">
            <text:p>0.080687</text:p>
          </table:table-cell>
          <table:table-cell office:value-type="float" office:value="0.041663" calcext:value-type="float">
            <text:p>0.041663</text:p>
          </table:table-cell>
          <table:table-cell office:value-type="float" office:value="0.241814" calcext:value-type="float">
            <text:p>0.241814</text:p>
          </table:table-cell>
          <table:table-cell office:value-type="float" office:value="0.189902" calcext:value-type="float">
            <text:p>0.189902</text:p>
          </table:table-cell>
          <table:table-cell office:value-type="float" office:value="0.377036" calcext:value-type="float">
            <text:p>0.377036</text:p>
          </table:table-cell>
          <table:table-cell office:value-type="float" office:value="0.19688" calcext:value-type="float">
            <text:p>0.19688</text:p>
          </table:table-cell>
          <table:table-cell office:value-type="float" office:value="0.181328" calcext:value-type="float">
            <text:p>0.181328</text:p>
          </table:table-cell>
          <table:table-cell office:value-type="float" office:value="0.437304" calcext:value-type="float">
            <text:p>0.437304</text:p>
          </table:table-cell>
          <table:table-cell office:value-type="float" office:value="0.911376" calcext:value-type="float">
            <text:p>0.911376</text:p>
          </table:table-cell>
          <table:table-cell office:value-type="float" office:value="0.591603" calcext:value-type="float">
            <text:p>0.591603</text:p>
          </table:table-cell>
          <table:table-cell office:value-type="float" office:value="0.868101" calcext:value-type="float">
            <text:p>0.868101</text:p>
          </table:table-cell>
          <table:table-cell office:value-type="float" office:value="0.300409" calcext:value-type="float">
            <text:p>0.300409</text:p>
          </table:table-cell>
          <table:table-cell office:value-type="float" office:value="0.303507" calcext:value-type="float">
            <text:p>0.303507</text:p>
          </table:table-cell>
          <table:table-cell office:value-type="float" office:value="0.969382" calcext:value-type="float">
            <text:p>0.969382</text:p>
          </table:table-cell>
          <table:table-cell office:value-type="float" office:value="0.855371" calcext:value-type="float">
            <text:p>0.855371</text:p>
          </table:table-cell>
          <table:table-cell office:value-type="float" office:value="1.12249" calcext:value-type="float">
            <text:p>1.12249</text:p>
          </table:table-cell>
          <table:table-cell office:value-type="float" office:value="0.944302" calcext:value-type="float">
            <text:p>0.944302</text:p>
          </table:table-cell>
        </table:table-row>
        <table:table-row table:style-name="ro1">
          <table:table-cell office:value-type="float" office:value="0.152572" calcext:value-type="float">
            <text:p>0.152572</text:p>
          </table:table-cell>
          <table:table-cell office:value-type="float" office:value="0.066522" calcext:value-type="float">
            <text:p>0.066522</text:p>
          </table:table-cell>
          <table:table-cell office:value-type="float" office:value="0.034401" calcext:value-type="float">
            <text:p>0.034401</text:p>
          </table:table-cell>
          <table:table-cell office:value-type="float" office:value="0.106452" calcext:value-type="float">
            <text:p>0.106452</text:p>
          </table:table-cell>
          <table:table-cell office:value-type="float" office:value="0.041513" calcext:value-type="float">
            <text:p>0.041513</text:p>
          </table:table-cell>
          <table:table-cell office:value-type="float" office:value="0.319793" calcext:value-type="float">
            <text:p>0.319793</text:p>
          </table:table-cell>
          <table:table-cell office:value-type="float" office:value="0.221029" calcext:value-type="float">
            <text:p>0.221029</text:p>
          </table:table-cell>
          <table:table-cell office:value-type="float" office:value="0.362931" calcext:value-type="float">
            <text:p>0.362931</text:p>
          </table:table-cell>
          <table:table-cell office:value-type="float" office:value="0.20645" calcext:value-type="float">
            <text:p>0.20645</text:p>
          </table:table-cell>
          <table:table-cell office:value-type="float" office:value="0.107441" calcext:value-type="float">
            <text:p>0.107441</text:p>
          </table:table-cell>
          <table:table-cell office:value-type="float" office:value="0.440086" calcext:value-type="float">
            <text:p>0.440086</text:p>
          </table:table-cell>
          <table:table-cell office:value-type="float" office:value="0.952767" calcext:value-type="float">
            <text:p>0.952767</text:p>
          </table:table-cell>
          <table:table-cell office:value-type="float" office:value="0.470733" calcext:value-type="float">
            <text:p>0.470733</text:p>
          </table:table-cell>
          <table:table-cell office:value-type="float" office:value="0.700307" calcext:value-type="float">
            <text:p>0.700307</text:p>
          </table:table-cell>
          <table:table-cell office:value-type="float" office:value="0.240025" calcext:value-type="float">
            <text:p>0.240025</text:p>
          </table:table-cell>
          <table:table-cell office:value-type="float" office:value="0.434048" calcext:value-type="float">
            <text:p>0.434048</text:p>
          </table:table-cell>
          <table:table-cell office:value-type="float" office:value="0.697574" calcext:value-type="float">
            <text:p>0.697574</text:p>
          </table:table-cell>
          <table:table-cell office:value-type="float" office:value="0.741341" calcext:value-type="float">
            <text:p>0.741341</text:p>
          </table:table-cell>
          <table:table-cell office:value-type="float" office:value="1.18792" calcext:value-type="float">
            <text:p>1.18792</text:p>
          </table:table-cell>
          <table:table-cell office:value-type="float" office:value="0.388053" calcext:value-type="float">
            <text:p>0.388053</text:p>
          </table:table-cell>
        </table:table-row>
        <table:table-row table:style-name="ro1">
          <table:table-cell office:value-type="float" office:value="0.161397" calcext:value-type="float">
            <text:p>0.161397</text:p>
          </table:table-cell>
          <table:table-cell office:value-type="float" office:value="0.075632" calcext:value-type="float">
            <text:p>0.075632</text:p>
          </table:table-cell>
          <table:table-cell office:value-type="float" office:value="0.035285" calcext:value-type="float">
            <text:p>0.035285</text:p>
          </table:table-cell>
          <table:table-cell office:value-type="float" office:value="0.10483" calcext:value-type="float">
            <text:p>0.10483</text:p>
          </table:table-cell>
          <table:table-cell office:value-type="float" office:value="0.043914" calcext:value-type="float">
            <text:p>0.043914</text:p>
          </table:table-cell>
          <table:table-cell office:value-type="float" office:value="0.278139" calcext:value-type="float">
            <text:p>0.278139</text:p>
          </table:table-cell>
          <table:table-cell office:value-type="float" office:value="0.199069" calcext:value-type="float">
            <text:p>0.199069</text:p>
          </table:table-cell>
          <table:table-cell office:value-type="float" office:value="0.273178" calcext:value-type="float">
            <text:p>0.273178</text:p>
          </table:table-cell>
          <table:table-cell office:value-type="float" office:value="0.34712" calcext:value-type="float">
            <text:p>0.34712</text:p>
          </table:table-cell>
          <table:table-cell office:value-type="float" office:value="0.108577" calcext:value-type="float">
            <text:p>0.108577</text:p>
          </table:table-cell>
          <table:table-cell office:value-type="float" office:value="0.416999" calcext:value-type="float">
            <text:p>0.416999</text:p>
          </table:table-cell>
          <table:table-cell office:value-type="float" office:value="0.898288" calcext:value-type="float">
            <text:p>0.898288</text:p>
          </table:table-cell>
          <table:table-cell office:value-type="float" office:value="0.434706" calcext:value-type="float">
            <text:p>0.434706</text:p>
          </table:table-cell>
          <table:table-cell office:value-type="float" office:value="1.09025" calcext:value-type="float">
            <text:p>1.09025</text:p>
          </table:table-cell>
          <table:table-cell office:value-type="float" office:value="0.325582" calcext:value-type="float">
            <text:p>0.325582</text:p>
          </table:table-cell>
          <table:table-cell office:value-type="float" office:value="0.379158" calcext:value-type="float">
            <text:p>0.379158</text:p>
          </table:table-cell>
          <table:table-cell office:value-type="float" office:value="0.578388" calcext:value-type="float">
            <text:p>0.578388</text:p>
          </table:table-cell>
          <table:table-cell office:value-type="float" office:value="0.852192" calcext:value-type="float">
            <text:p>0.852192</text:p>
          </table:table-cell>
          <table:table-cell office:value-type="float" office:value="1.428" calcext:value-type="float">
            <text:p>1.428</text:p>
          </table:table-cell>
          <table:table-cell office:value-type="float" office:value="0.367611" calcext:value-type="float">
            <text:p>0.367611</text:p>
          </table:table-cell>
        </table:table-row>
        <table:table-row table:style-name="ro1">
          <table:table-cell office:value-type="float" office:value="0.180293" calcext:value-type="float">
            <text:p>0.180293</text:p>
          </table:table-cell>
          <table:table-cell office:value-type="float" office:value="0.052561" calcext:value-type="float">
            <text:p>0.052561</text:p>
          </table:table-cell>
          <table:table-cell office:value-type="float" office:value="0.066198" calcext:value-type="float">
            <text:p>0.066198</text:p>
          </table:table-cell>
          <table:table-cell office:value-type="float" office:value="0.112158" calcext:value-type="float">
            <text:p>0.112158</text:p>
          </table:table-cell>
          <table:table-cell office:value-type="float" office:value="0.040709" calcext:value-type="float">
            <text:p>0.040709</text:p>
          </table:table-cell>
          <table:table-cell office:value-type="float" office:value="0.285354" calcext:value-type="float">
            <text:p>0.285354</text:p>
          </table:table-cell>
          <table:table-cell office:value-type="float" office:value="0.201088" calcext:value-type="float">
            <text:p>0.201088</text:p>
          </table:table-cell>
          <table:table-cell office:value-type="float" office:value="0.422431" calcext:value-type="float">
            <text:p>0.422431</text:p>
          </table:table-cell>
          <table:table-cell office:value-type="float" office:value="0.112756" calcext:value-type="float">
            <text:p>0.112756</text:p>
          </table:table-cell>
          <table:table-cell office:value-type="float" office:value="0.208345" calcext:value-type="float">
            <text:p>0.208345</text:p>
          </table:table-cell>
          <table:table-cell office:value-type="float" office:value="0.301719" calcext:value-type="float">
            <text:p>0.301719</text:p>
          </table:table-cell>
          <table:table-cell office:value-type="float" office:value="0.690777" calcext:value-type="float">
            <text:p>0.690777</text:p>
          </table:table-cell>
          <table:table-cell office:value-type="float" office:value="0.454168" calcext:value-type="float">
            <text:p>0.454168</text:p>
          </table:table-cell>
          <table:table-cell office:value-type="float" office:value="0.867588" calcext:value-type="float">
            <text:p>0.867588</text:p>
          </table:table-cell>
          <table:table-cell office:value-type="float" office:value="0.384975" calcext:value-type="float">
            <text:p>0.384975</text:p>
          </table:table-cell>
          <table:table-cell office:value-type="float" office:value="0.480406" calcext:value-type="float">
            <text:p>0.480406</text:p>
          </table:table-cell>
          <table:table-cell office:value-type="float" office:value="1.34288" calcext:value-type="float">
            <text:p>1.34288</text:p>
          </table:table-cell>
          <table:table-cell office:value-type="float" office:value="0.743483" calcext:value-type="float">
            <text:p>0.743483</text:p>
          </table:table-cell>
          <table:table-cell office:value-type="float" office:value="1.56739" calcext:value-type="float">
            <text:p>1.56739</text:p>
          </table:table-cell>
          <table:table-cell office:value-type="float" office:value="0.605509" calcext:value-type="float">
            <text:p>0.605509</text:p>
          </table:table-cell>
        </table:table-row>
        <table:table-row table:style-name="ro1">
          <table:table-cell office:value-type="float" office:value="0.193214" calcext:value-type="float">
            <text:p>0.193214</text:p>
          </table:table-cell>
          <table:table-cell office:value-type="float" office:value="0.055859" calcext:value-type="float">
            <text:p>0.055859</text:p>
          </table:table-cell>
          <table:table-cell office:value-type="float" office:value="0.066001" calcext:value-type="float">
            <text:p>0.066001</text:p>
          </table:table-cell>
          <table:table-cell office:value-type="float" office:value="0.127568" calcext:value-type="float">
            <text:p>0.127568</text:p>
          </table:table-cell>
          <table:table-cell office:value-type="float" office:value="0.04082" calcext:value-type="float">
            <text:p>0.04082</text:p>
          </table:table-cell>
          <table:table-cell office:value-type="float" office:value="0.324752" calcext:value-type="float">
            <text:p>0.324752</text:p>
          </table:table-cell>
          <table:table-cell office:value-type="float" office:value="0.26511" calcext:value-type="float">
            <text:p>0.26511</text:p>
          </table:table-cell>
          <table:table-cell office:value-type="float" office:value="0.371486" calcext:value-type="float">
            <text:p>0.371486</text:p>
          </table:table-cell>
          <table:table-cell office:value-type="float" office:value="0.189011" calcext:value-type="float">
            <text:p>0.189011</text:p>
          </table:table-cell>
          <table:table-cell office:value-type="float" office:value="0.217229" calcext:value-type="float">
            <text:p>0.217229</text:p>
          </table:table-cell>
          <table:table-cell office:value-type="float" office:value="0.314894" calcext:value-type="float">
            <text:p>0.314894</text:p>
          </table:table-cell>
          <table:table-cell office:value-type="float" office:value="0.841473" calcext:value-type="float">
            <text:p>0.841473</text:p>
          </table:table-cell>
          <table:table-cell office:value-type="float" office:value="0.457752" calcext:value-type="float">
            <text:p>0.457752</text:p>
          </table:table-cell>
          <table:table-cell office:value-type="float" office:value="0.973841" calcext:value-type="float">
            <text:p>0.973841</text:p>
          </table:table-cell>
          <table:table-cell office:value-type="float" office:value="0.41111" calcext:value-type="float">
            <text:p>0.41111</text:p>
          </table:table-cell>
          <table:table-cell office:value-type="float" office:value="0.359601" calcext:value-type="float">
            <text:p>0.359601</text:p>
          </table:table-cell>
          <table:table-cell office:value-type="float" office:value="0.811973" calcext:value-type="float">
            <text:p>0.811973</text:p>
          </table:table-cell>
          <table:table-cell office:value-type="float" office:value="0.687001" calcext:value-type="float">
            <text:p>0.687001</text:p>
          </table:table-cell>
          <table:table-cell office:value-type="float" office:value="1.24273" calcext:value-type="float">
            <text:p>1.24273</text:p>
          </table:table-cell>
          <table:table-cell office:value-type="float" office:value="0.356988" calcext:value-type="float">
            <text:p>0.356988</text:p>
          </table:table-cell>
        </table:table-row>
        <table:table-row table:style-name="ro1">
          <table:table-cell office:value-type="float" office:value="0.130152" calcext:value-type="float">
            <text:p>0.130152</text:p>
          </table:table-cell>
          <table:table-cell office:value-type="float" office:value="0.034544" calcext:value-type="float">
            <text:p>0.034544</text:p>
          </table:table-cell>
          <table:table-cell office:value-type="float" office:value="0.043924" calcext:value-type="float">
            <text:p>0.043924</text:p>
          </table:table-cell>
          <table:table-cell office:value-type="float" office:value="0.108872" calcext:value-type="float">
            <text:p>0.108872</text:p>
          </table:table-cell>
          <table:table-cell office:value-type="float" office:value="0.018991" calcext:value-type="float">
            <text:p>0.018991</text:p>
          </table:table-cell>
          <table:table-cell office:value-type="float" office:value="0.322889" calcext:value-type="float">
            <text:p>0.322889</text:p>
          </table:table-cell>
          <table:table-cell office:value-type="float" office:value="0.221832" calcext:value-type="float">
            <text:p>0.221832</text:p>
          </table:table-cell>
          <table:table-cell office:value-type="float" office:value="0.388496" calcext:value-type="float">
            <text:p>0.388496</text:p>
          </table:table-cell>
          <table:table-cell office:value-type="float" office:value="0.188466" calcext:value-type="float">
            <text:p>0.188466</text:p>
          </table:table-cell>
          <table:table-cell office:value-type="float" office:value="0.222591" calcext:value-type="float">
            <text:p>0.222591</text:p>
          </table:table-cell>
          <table:table-cell office:value-type="float" office:value="0.274715" calcext:value-type="float">
            <text:p>0.274715</text:p>
          </table:table-cell>
          <table:table-cell office:value-type="float" office:value="0.776602" calcext:value-type="float">
            <text:p>0.776602</text:p>
          </table:table-cell>
          <table:table-cell office:value-type="float" office:value="0.711179" calcext:value-type="float">
            <text:p>0.711179</text:p>
          </table:table-cell>
          <table:table-cell office:value-type="float" office:value="0.865245" calcext:value-type="float">
            <text:p>0.865245</text:p>
          </table:table-cell>
          <table:table-cell office:value-type="float" office:value="0.283622" calcext:value-type="float">
            <text:p>0.283622</text:p>
          </table:table-cell>
          <table:table-cell office:value-type="float" office:value="0.419898" calcext:value-type="float">
            <text:p>0.419898</text:p>
          </table:table-cell>
          <table:table-cell office:value-type="float" office:value="0.815888" calcext:value-type="float">
            <text:p>0.815888</text:p>
          </table:table-cell>
          <table:table-cell office:value-type="float" office:value="0.631974" calcext:value-type="float">
            <text:p>0.631974</text:p>
          </table:table-cell>
          <table:table-cell office:value-type="float" office:value="1.13805" calcext:value-type="float">
            <text:p>1.13805</text:p>
          </table:table-cell>
          <table:table-cell office:value-type="float" office:value="0.413109" calcext:value-type="float">
            <text:p>0.413109</text:p>
          </table:table-cell>
        </table:table-row>
        <table:table-row table:style-name="ro1">
          <table:table-cell office:value-type="float" office:value="0.149077" calcext:value-type="float">
            <text:p>0.149077</text:p>
          </table:table-cell>
          <table:table-cell office:value-type="float" office:value="0.043937" calcext:value-type="float">
            <text:p>0.043937</text:p>
          </table:table-cell>
          <table:table-cell office:value-type="float" office:value="0.046033" calcext:value-type="float">
            <text:p>0.046033</text:p>
          </table:table-cell>
          <table:table-cell office:value-type="float" office:value="0.13326" calcext:value-type="float">
            <text:p>0.13326</text:p>
          </table:table-cell>
          <table:table-cell office:value-type="float" office:value="0.017985" calcext:value-type="float">
            <text:p>0.017985</text:p>
          </table:table-cell>
          <table:table-cell office:value-type="float" office:value="0.326018" calcext:value-type="float">
            <text:p>0.326018</text:p>
          </table:table-cell>
          <table:table-cell office:value-type="float" office:value="0.228361" calcext:value-type="float">
            <text:p>0.228361</text:p>
          </table:table-cell>
          <table:table-cell office:value-type="float" office:value="0.357521" calcext:value-type="float">
            <text:p>0.357521</text:p>
          </table:table-cell>
          <table:table-cell office:value-type="float" office:value="0.248424" calcext:value-type="float">
            <text:p>0.248424</text:p>
          </table:table-cell>
          <table:table-cell office:value-type="float" office:value="0.210063" calcext:value-type="float">
            <text:p>0.210063</text:p>
          </table:table-cell>
          <table:table-cell office:value-type="float" office:value="0.449565" calcext:value-type="float">
            <text:p>0.449565</text:p>
          </table:table-cell>
          <table:table-cell office:value-type="float" office:value="1.18537" calcext:value-type="float">
            <text:p>1.18537</text:p>
          </table:table-cell>
          <table:table-cell office:value-type="float" office:value="0.634686" calcext:value-type="float">
            <text:p>0.634686</text:p>
          </table:table-cell>
          <table:table-cell office:value-type="float" office:value="0.667547" calcext:value-type="float">
            <text:p>0.667547</text:p>
          </table:table-cell>
          <table:table-cell office:value-type="float" office:value="0.139571" calcext:value-type="float">
            <text:p>0.139571</text:p>
          </table:table-cell>
          <table:table-cell office:value-type="float" office:value="0.487052" calcext:value-type="float">
            <text:p>0.487052</text:p>
          </table:table-cell>
          <table:table-cell office:value-type="float" office:value="0.803352" calcext:value-type="float">
            <text:p>0.803352</text:p>
          </table:table-cell>
          <table:table-cell office:value-type="float" office:value="0.700232" calcext:value-type="float">
            <text:p>0.700232</text:p>
          </table:table-cell>
          <table:table-cell office:value-type="float" office:value="1.21582" calcext:value-type="float">
            <text:p>1.21582</text:p>
          </table:table-cell>
          <table:table-cell office:value-type="float" office:value="0.472009" calcext:value-type="float">
            <text:p>0.472009</text:p>
          </table:table-cell>
        </table:table-row>
        <table:table-row table:style-name="ro1">
          <table:table-cell office:value-type="float" office:value="0.134113" calcext:value-type="float">
            <text:p>0.134113</text:p>
          </table:table-cell>
          <table:table-cell office:value-type="float" office:value="0.071411" calcext:value-type="float">
            <text:p>0.071411</text:p>
          </table:table-cell>
          <table:table-cell office:value-type="float" office:value="0.048151" calcext:value-type="float">
            <text:p>0.048151</text:p>
          </table:table-cell>
          <table:table-cell office:value-type="float" office:value="0.126801" calcext:value-type="float">
            <text:p>0.126801</text:p>
          </table:table-cell>
          <table:table-cell office:value-type="float" office:value="0.020318" calcext:value-type="float">
            <text:p>0.020318</text:p>
          </table:table-cell>
          <table:table-cell office:value-type="float" office:value="0.334156" calcext:value-type="float">
            <text:p>0.334156</text:p>
          </table:table-cell>
          <table:table-cell office:value-type="float" office:value="0.236692" calcext:value-type="float">
            <text:p>0.236692</text:p>
          </table:table-cell>
          <table:table-cell office:value-type="float" office:value="0.404675" calcext:value-type="float">
            <text:p>0.404675</text:p>
          </table:table-cell>
          <table:table-cell office:value-type="float" office:value="0.284172" calcext:value-type="float">
            <text:p>0.284172</text:p>
          </table:table-cell>
          <table:table-cell office:value-type="float" office:value="0.246568" calcext:value-type="float">
            <text:p>0.246568</text:p>
          </table:table-cell>
          <table:table-cell office:value-type="float" office:value="0.357536" calcext:value-type="float">
            <text:p>0.357536</text:p>
          </table:table-cell>
          <table:table-cell office:value-type="float" office:value="0.813201" calcext:value-type="float">
            <text:p>0.813201</text:p>
          </table:table-cell>
          <table:table-cell office:value-type="float" office:value="0.656479" calcext:value-type="float">
            <text:p>0.656479</text:p>
          </table:table-cell>
          <table:table-cell office:value-type="float" office:value="0.748188" calcext:value-type="float">
            <text:p>0.748188</text:p>
          </table:table-cell>
          <table:table-cell office:value-type="float" office:value="0.481693" calcext:value-type="float">
            <text:p>0.481693</text:p>
          </table:table-cell>
          <table:table-cell office:value-type="float" office:value="0.402725" calcext:value-type="float">
            <text:p>0.402725</text:p>
          </table:table-cell>
          <table:table-cell office:value-type="float" office:value="1.52338" calcext:value-type="float">
            <text:p>1.52338</text:p>
          </table:table-cell>
          <table:table-cell office:value-type="float" office:value="0.783393" calcext:value-type="float">
            <text:p>0.783393</text:p>
          </table:table-cell>
          <table:table-cell office:value-type="float" office:value="1.46241" calcext:value-type="float">
            <text:p>1.46241</text:p>
          </table:table-cell>
          <table:table-cell office:value-type="float" office:value="0.358357" calcext:value-type="float">
            <text:p>0.358357</text:p>
          </table:table-cell>
        </table:table-row>
        <table:table-row table:style-name="ro1">
          <table:table-cell office:value-type="float" office:value="0.098367" calcext:value-type="float">
            <text:p>0.098367</text:p>
          </table:table-cell>
          <table:table-cell office:value-type="float" office:value="0.072048" calcext:value-type="float">
            <text:p>0.072048</text:p>
          </table:table-cell>
          <table:table-cell office:value-type="float" office:value="0.100514" calcext:value-type="float">
            <text:p>0.100514</text:p>
          </table:table-cell>
          <table:table-cell office:value-type="float" office:value="0.128956" calcext:value-type="float">
            <text:p>0.128956</text:p>
          </table:table-cell>
          <table:table-cell office:value-type="float" office:value="0.028267" calcext:value-type="float">
            <text:p>0.028267</text:p>
          </table:table-cell>
          <table:table-cell office:value-type="float" office:value="0.228394" calcext:value-type="float">
            <text:p>0.228394</text:p>
          </table:table-cell>
          <table:table-cell office:value-type="float" office:value="0.215027" calcext:value-type="float">
            <text:p>0.215027</text:p>
          </table:table-cell>
          <table:table-cell office:value-type="float" office:value="0.454064" calcext:value-type="float">
            <text:p>0.454064</text:p>
          </table:table-cell>
          <table:table-cell office:value-type="float" office:value="0.287796" calcext:value-type="float">
            <text:p>0.287796</text:p>
          </table:table-cell>
          <table:table-cell office:value-type="float" office:value="0.221333" calcext:value-type="float">
            <text:p>0.221333</text:p>
          </table:table-cell>
          <table:table-cell office:value-type="float" office:value="0.377491" calcext:value-type="float">
            <text:p>0.377491</text:p>
          </table:table-cell>
          <table:table-cell office:value-type="float" office:value="1.21768" calcext:value-type="float">
            <text:p>1.21768</text:p>
          </table:table-cell>
          <table:table-cell office:value-type="float" office:value="0.520076" calcext:value-type="float">
            <text:p>0.520076</text:p>
          </table:table-cell>
          <table:table-cell office:value-type="float" office:value="0.963749" calcext:value-type="float">
            <text:p>0.963749</text:p>
          </table:table-cell>
          <table:table-cell office:value-type="float" office:value="0.401716" calcext:value-type="float">
            <text:p>0.401716</text:p>
          </table:table-cell>
          <table:table-cell office:value-type="float" office:value="0.406945" calcext:value-type="float">
            <text:p>0.406945</text:p>
          </table:table-cell>
          <table:table-cell office:value-type="float" office:value="0.772733" calcext:value-type="float">
            <text:p>0.772733</text:p>
          </table:table-cell>
          <table:table-cell office:value-type="float" office:value="0.759808" calcext:value-type="float">
            <text:p>0.759808</text:p>
          </table:table-cell>
          <table:table-cell office:value-type="float" office:value="1.19036" calcext:value-type="float">
            <text:p>1.19036</text:p>
          </table:table-cell>
          <table:table-cell office:value-type="float" office:value="0.43685" calcext:value-type="float">
            <text:p>0.43685</text:p>
          </table:table-cell>
        </table:table-row>
        <table:table-row table:style-name="ro1">
          <table:table-cell office:value-type="float" office:value="0.0956" calcext:value-type="float">
            <text:p>0.0956</text:p>
          </table:table-cell>
          <table:table-cell office:value-type="float" office:value="0.057897" calcext:value-type="float">
            <text:p>0.057897</text:p>
          </table:table-cell>
          <table:table-cell office:value-type="float" office:value="0.098695" calcext:value-type="float">
            <text:p>0.098695</text:p>
          </table:table-cell>
          <table:table-cell office:value-type="float" office:value="0.120787" calcext:value-type="float">
            <text:p>0.120787</text:p>
          </table:table-cell>
          <table:table-cell office:value-type="float" office:value="0.028503" calcext:value-type="float">
            <text:p>0.028503</text:p>
          </table:table-cell>
          <table:table-cell office:value-type="float" office:value="0.325948" calcext:value-type="float">
            <text:p>0.325948</text:p>
          </table:table-cell>
          <table:table-cell office:value-type="float" office:value="0.223388" calcext:value-type="float">
            <text:p>0.223388</text:p>
          </table:table-cell>
          <table:table-cell office:value-type="float" office:value="0.378879" calcext:value-type="float">
            <text:p>0.378879</text:p>
          </table:table-cell>
          <table:table-cell office:value-type="float" office:value="0.169261" calcext:value-type="float">
            <text:p>0.169261</text:p>
          </table:table-cell>
          <table:table-cell office:value-type="float" office:value="0.227348" calcext:value-type="float">
            <text:p>0.227348</text:p>
          </table:table-cell>
          <table:table-cell office:value-type="float" office:value="0.328639" calcext:value-type="float">
            <text:p>0.328639</text:p>
          </table:table-cell>
          <table:table-cell office:value-type="float" office:value="0.872253" calcext:value-type="float">
            <text:p>0.872253</text:p>
          </table:table-cell>
          <table:table-cell office:value-type="float" office:value="0.441359" calcext:value-type="float">
            <text:p>0.441359</text:p>
          </table:table-cell>
          <table:table-cell office:value-type="float" office:value="0.931195" calcext:value-type="float">
            <text:p>0.931195</text:p>
          </table:table-cell>
          <table:table-cell office:value-type="float" office:value="0.279489" calcext:value-type="float">
            <text:p>0.279489</text:p>
          </table:table-cell>
          <table:table-cell office:value-type="float" office:value="0.53151" calcext:value-type="float">
            <text:p>0.53151</text:p>
          </table:table-cell>
          <table:table-cell office:value-type="float" office:value="0.695929" calcext:value-type="float">
            <text:p>0.695929</text:p>
          </table:table-cell>
          <table:table-cell office:value-type="float" office:value="0.634121" calcext:value-type="float">
            <text:p>0.634121</text:p>
          </table:table-cell>
          <table:table-cell office:value-type="float" office:value="1.06574" calcext:value-type="float">
            <text:p>1.06574</text:p>
          </table:table-cell>
          <table:table-cell office:value-type="float" office:value="0.685647" calcext:value-type="float">
            <text:p>0.685647</text:p>
          </table:table-cell>
        </table:table-row>
        <table:table-row table:style-name="ro1">
          <table:table-cell office:value-type="float" office:value="0.138809" calcext:value-type="float">
            <text:p>0.138809</text:p>
          </table:table-cell>
          <table:table-cell office:value-type="float" office:value="0.057759" calcext:value-type="float">
            <text:p>0.057759</text:p>
          </table:table-cell>
          <table:table-cell office:value-type="float" office:value="0.020118" calcext:value-type="float">
            <text:p>0.020118</text:p>
          </table:table-cell>
          <table:table-cell office:value-type="float" office:value="0.091882" calcext:value-type="float">
            <text:p>0.091882</text:p>
          </table:table-cell>
          <table:table-cell office:value-type="float" office:value="0.036954" calcext:value-type="float">
            <text:p>0.036954</text:p>
          </table:table-cell>
          <table:table-cell office:value-type="float" office:value="0.453107" calcext:value-type="float">
            <text:p>0.453107</text:p>
          </table:table-cell>
          <table:table-cell office:value-type="float" office:value="0.243829" calcext:value-type="float">
            <text:p>0.243829</text:p>
          </table:table-cell>
          <table:table-cell office:value-type="float" office:value="0.353281" calcext:value-type="float">
            <text:p>0.353281</text:p>
          </table:table-cell>
          <table:table-cell office:value-type="float" office:value="0.241298" calcext:value-type="float">
            <text:p>0.241298</text:p>
          </table:table-cell>
          <table:table-cell office:value-type="float" office:value="0.218573" calcext:value-type="float">
            <text:p>0.218573</text:p>
          </table:table-cell>
          <table:table-cell office:value-type="float" office:value="0.628972" calcext:value-type="float">
            <text:p>0.628972</text:p>
          </table:table-cell>
          <table:table-cell office:value-type="float" office:value="1.12087" calcext:value-type="float">
            <text:p>1.12087</text:p>
          </table:table-cell>
          <table:table-cell office:value-type="float" office:value="0.51402" calcext:value-type="float">
            <text:p>0.51402</text:p>
          </table:table-cell>
          <table:table-cell office:value-type="float" office:value="0.658946" calcext:value-type="float">
            <text:p>0.658946</text:p>
          </table:table-cell>
          <table:table-cell office:value-type="float" office:value="0.317725" calcext:value-type="float">
            <text:p>0.317725</text:p>
          </table:table-cell>
          <table:table-cell office:value-type="float" office:value="0.335557" calcext:value-type="float">
            <text:p>0.335557</text:p>
          </table:table-cell>
          <table:table-cell office:value-type="float" office:value="0.723287" calcext:value-type="float">
            <text:p>0.723287</text:p>
          </table:table-cell>
          <table:table-cell office:value-type="float" office:value="0.786152" calcext:value-type="float">
            <text:p>0.786152</text:p>
          </table:table-cell>
          <table:table-cell office:value-type="float" office:value="1.43033" calcext:value-type="float">
            <text:p>1.43033</text:p>
          </table:table-cell>
          <table:table-cell office:value-type="float" office:value="0.891373" calcext:value-type="float">
            <text:p>0.891373</text:p>
          </table:table-cell>
        </table:table-row>
        <table:table-row table:style-name="ro1">
          <table:table-cell office:value-type="float" office:value="0.135945" calcext:value-type="float">
            <text:p>0.135945</text:p>
          </table:table-cell>
          <table:table-cell office:value-type="float" office:value="0.046448" calcext:value-type="float">
            <text:p>0.046448</text:p>
          </table:table-cell>
          <table:table-cell office:value-type="float" office:value="0.020034" calcext:value-type="float">
            <text:p>0.020034</text:p>
          </table:table-cell>
          <table:table-cell office:value-type="float" office:value="0.092125" calcext:value-type="float">
            <text:p>0.092125</text:p>
          </table:table-cell>
          <table:table-cell office:value-type="float" office:value="0.036282" calcext:value-type="float">
            <text:p>0.036282</text:p>
          </table:table-cell>
          <table:table-cell office:value-type="float" office:value="0.308221" calcext:value-type="float">
            <text:p>0.308221</text:p>
          </table:table-cell>
          <table:table-cell office:value-type="float" office:value="0.254641" calcext:value-type="float">
            <text:p>0.254641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203098" calcext:value-type="float">
            <text:p>0.203098</text:p>
          </table:table-cell>
          <table:table-cell office:value-type="float" office:value="0.230662" calcext:value-type="float">
            <text:p>0.230662</text:p>
          </table:table-cell>
          <table:table-cell office:value-type="float" office:value="0.844256" calcext:value-type="float">
            <text:p>0.844256</text:p>
          </table:table-cell>
          <table:table-cell office:value-type="float" office:value="0.722689" calcext:value-type="float">
            <text:p>0.722689</text:p>
          </table:table-cell>
          <table:table-cell office:value-type="float" office:value="0.516706" calcext:value-type="float">
            <text:p>0.516706</text:p>
          </table:table-cell>
          <table:table-cell office:value-type="float" office:value="0.920243" calcext:value-type="float">
            <text:p>0.920243</text:p>
          </table:table-cell>
          <table:table-cell office:value-type="float" office:value="0.297707" calcext:value-type="float">
            <text:p>0.297707</text:p>
          </table:table-cell>
          <table:table-cell office:value-type="float" office:value="0.339661" calcext:value-type="float">
            <text:p>0.339661</text:p>
          </table:table-cell>
          <table:table-cell office:value-type="float" office:value="0.990599" calcext:value-type="float">
            <text:p>0.990599</text:p>
          </table:table-cell>
          <table:table-cell office:value-type="float" office:value="0.659954" calcext:value-type="float">
            <text:p>0.659954</text:p>
          </table:table-cell>
          <table:table-cell office:value-type="float" office:value="1.09645" calcext:value-type="float">
            <text:p>1.09645</text:p>
          </table:table-cell>
          <table:table-cell office:value-type="float" office:value="0.544649" calcext:value-type="float">
            <text:p>0.544649</text:p>
          </table:table-cell>
        </table:table-row>
        <table:table-row table:style-name="ro1">
          <table:table-cell office:value-type="float" office:value="0.14335" calcext:value-type="float">
            <text:p>0.14335</text:p>
          </table:table-cell>
          <table:table-cell office:value-type="float" office:value="0.04774" calcext:value-type="float">
            <text:p>0.04774</text:p>
          </table:table-cell>
          <table:table-cell office:value-type="float" office:value="0.047628" calcext:value-type="float">
            <text:p>0.047628</text:p>
          </table:table-cell>
          <table:table-cell office:value-type="float" office:value="0.10331" calcext:value-type="float">
            <text:p>0.10331</text:p>
          </table:table-cell>
          <table:table-cell office:value-type="float" office:value="0.031846" calcext:value-type="float">
            <text:p>0.031846</text:p>
          </table:table-cell>
          <table:table-cell office:value-type="float" office:value="0.354007" calcext:value-type="float">
            <text:p>0.354007</text:p>
          </table:table-cell>
          <table:table-cell office:value-type="float" office:value="0.261284" calcext:value-type="float">
            <text:p>0.261284</text:p>
          </table:table-cell>
          <table:table-cell office:value-type="float" office:value="0.373241" calcext:value-type="float">
            <text:p>0.373241</text:p>
          </table:table-cell>
          <table:table-cell office:value-type="float" office:value="0.206965" calcext:value-type="float">
            <text:p>0.206965</text:p>
          </table:table-cell>
          <table:table-cell office:value-type="float" office:value="0.232782" calcext:value-type="float">
            <text:p>0.232782</text:p>
          </table:table-cell>
          <table:table-cell office:value-type="float" office:value="0.472707" calcext:value-type="float">
            <text:p>0.472707</text:p>
          </table:table-cell>
          <table:table-cell office:value-type="float" office:value="1.1313" calcext:value-type="float">
            <text:p>1.1313</text:p>
          </table:table-cell>
          <table:table-cell office:value-type="float" office:value="0.413795" calcext:value-type="float">
            <text:p>0.413795</text:p>
          </table:table-cell>
          <table:table-cell office:value-type="float" office:value="0.740255" calcext:value-type="float">
            <text:p>0.740255</text:p>
          </table:table-cell>
          <table:table-cell office:value-type="float" office:value="0.310678" calcext:value-type="float">
            <text:p>0.310678</text:p>
          </table:table-cell>
          <table:table-cell office:value-type="float" office:value="0.474928" calcext:value-type="float">
            <text:p>0.474928</text:p>
          </table:table-cell>
          <table:table-cell office:value-type="float" office:value="0.726614" calcext:value-type="float">
            <text:p>0.726614</text:p>
          </table:table-cell>
          <table:table-cell office:value-type="float" office:value="0.683097" calcext:value-type="float">
            <text:p>0.683097</text:p>
          </table:table-cell>
          <table:table-cell office:value-type="float" office:value="1.26619" calcext:value-type="float">
            <text:p>1.26619</text:p>
          </table:table-cell>
          <table:table-cell office:value-type="float" office:value="0.533186" calcext:value-type="float">
            <text:p>0.533186</text:p>
          </table:table-cell>
        </table:table-row>
        <table:table-row table:style-name="ro1">
          <table:table-cell office:value-type="float" office:value="0.14084" calcext:value-type="float">
            <text:p>0.14084</text:p>
          </table:table-cell>
          <table:table-cell office:value-type="float" office:value="0.045345" calcext:value-type="float">
            <text:p>0.045345</text:p>
          </table:table-cell>
          <table:table-cell office:value-type="float" office:value="0.044693" calcext:value-type="float">
            <text:p>0.044693</text:p>
          </table:table-cell>
          <table:table-cell office:value-type="float" office:value="0.101903" calcext:value-type="float">
            <text:p>0.101903</text:p>
          </table:table-cell>
          <table:table-cell office:value-type="float" office:value="0.033076" calcext:value-type="float">
            <text:p>0.033076</text:p>
          </table:table-cell>
          <table:table-cell office:value-type="float" office:value="0.323687" calcext:value-type="float">
            <text:p>0.323687</text:p>
          </table:table-cell>
          <table:table-cell office:value-type="float" office:value="0.241345" calcext:value-type="float">
            <text:p>0.241345</text:p>
          </table:table-cell>
          <table:table-cell office:value-type="float" office:value="0.305893" calcext:value-type="float">
            <text:p>0.305893</text:p>
          </table:table-cell>
          <table:table-cell office:value-type="float" office:value="0.26077" calcext:value-type="float">
            <text:p>0.26077</text:p>
          </table:table-cell>
          <table:table-cell office:value-type="float" office:value="0.223414" calcext:value-type="float">
            <text:p>0.223414</text:p>
          </table:table-cell>
          <table:table-cell office:value-type="float" office:value="0.646989" calcext:value-type="float">
            <text:p>0.646989</text:p>
          </table:table-cell>
          <table:table-cell office:value-type="float" office:value="1.10028" calcext:value-type="float">
            <text:p>1.10028</text:p>
          </table:table-cell>
          <table:table-cell office:value-type="float" office:value="0.525474" calcext:value-type="float">
            <text:p>0.525474</text:p>
          </table:table-cell>
          <table:table-cell office:value-type="float" office:value="0.838302" calcext:value-type="float">
            <text:p>0.838302</text:p>
          </table:table-cell>
          <table:table-cell office:value-type="float" office:value="0.374492" calcext:value-type="float">
            <text:p>0.374492</text:p>
          </table:table-cell>
          <table:table-cell office:value-type="float" office:value="0.507149" calcext:value-type="float">
            <text:p>0.507149</text:p>
          </table:table-cell>
          <table:table-cell office:value-type="float" office:value="0.947363" calcext:value-type="float">
            <text:p>0.947363</text:p>
          </table:table-cell>
          <table:table-cell office:value-type="float" office:value="0.789574" calcext:value-type="float">
            <text:p>0.789574</text:p>
          </table:table-cell>
          <table:table-cell office:value-type="float" office:value="1.13838" calcext:value-type="float">
            <text:p>1.13838</text:p>
          </table:table-cell>
          <table:table-cell office:value-type="float" office:value="0.57953" calcext:value-type="float">
            <text:p>0.57953</text:p>
          </table:table-cell>
        </table:table-row>
        <table:table-row table:style-name="ro1">
          <table:table-cell office:value-type="float" office:value="0.110052" calcext:value-type="float">
            <text:p>0.110052</text:p>
          </table:table-cell>
          <table:table-cell office:value-type="float" office:value="0.044429" calcext:value-type="float">
            <text:p>0.044429</text:p>
          </table:table-cell>
          <table:table-cell office:value-type="float" office:value="0.053524" calcext:value-type="float">
            <text:p>0.053524</text:p>
          </table:table-cell>
          <table:table-cell office:value-type="float" office:value="0.07937" calcext:value-type="float">
            <text:p>0.07937</text:p>
          </table:table-cell>
          <table:table-cell office:value-type="float" office:value="0.036883" calcext:value-type="float">
            <text:p>0.036883</text:p>
          </table:table-cell>
          <table:table-cell office:value-type="float" office:value="0.187417" calcext:value-type="float">
            <text:p>0.187417</text:p>
          </table:table-cell>
          <table:table-cell office:value-type="float" office:value="0.190076" calcext:value-type="float">
            <text:p>0.190076</text:p>
          </table:table-cell>
          <table:table-cell office:value-type="float" office:value="0.444423" calcext:value-type="float">
            <text:p>0.444423</text:p>
          </table:table-cell>
          <table:table-cell office:value-type="float" office:value="0.256291" calcext:value-type="float">
            <text:p>0.256291</text:p>
          </table:table-cell>
          <table:table-cell office:value-type="float" office:value="0.220598" calcext:value-type="float">
            <text:p>0.220598</text:p>
          </table:table-cell>
          <table:table-cell office:value-type="float" office:value="0.419779" calcext:value-type="float">
            <text:p>0.419779</text:p>
          </table:table-cell>
          <table:table-cell office:value-type="float" office:value="0.533376" calcext:value-type="float">
            <text:p>0.533376</text:p>
          </table:table-cell>
          <table:table-cell office:value-type="float" office:value="0.921645" calcext:value-type="float">
            <text:p>0.921645</text:p>
          </table:table-cell>
          <table:table-cell office:value-type="float" office:value="1.06839" calcext:value-type="float">
            <text:p>1.06839</text:p>
          </table:table-cell>
          <table:table-cell office:value-type="float" office:value="0.464074" calcext:value-type="float">
            <text:p>0.464074</text:p>
          </table:table-cell>
          <table:table-cell office:value-type="float" office:value="0.510262" calcext:value-type="float">
            <text:p>0.510262</text:p>
          </table:table-cell>
          <table:table-cell office:value-type="float" office:value="0.841965" calcext:value-type="float">
            <text:p>0.841965</text:p>
          </table:table-cell>
          <table:table-cell office:value-type="float" office:value="0.749664" calcext:value-type="float">
            <text:p>0.749664</text:p>
          </table:table-cell>
          <table:table-cell office:value-type="float" office:value="1.1243" calcext:value-type="float">
            <text:p>1.1243</text:p>
          </table:table-cell>
          <table:table-cell office:value-type="float" office:value="0.593899" calcext:value-type="float">
            <text:p>0.593899</text:p>
          </table:table-cell>
        </table:table-row>
        <table:table-row table:style-name="ro1">
          <table:table-cell office:value-type="float" office:value="0.108468" calcext:value-type="float">
            <text:p>0.108468</text:p>
          </table:table-cell>
          <table:table-cell office:value-type="float" office:value="0.042426" calcext:value-type="float">
            <text:p>0.042426</text:p>
          </table:table-cell>
          <table:table-cell office:value-type="float" office:value="0.052041" calcext:value-type="float">
            <text:p>0.052041</text:p>
          </table:table-cell>
          <table:table-cell office:value-type="float" office:value="0.078705" calcext:value-type="float">
            <text:p>0.078705</text:p>
          </table:table-cell>
          <table:table-cell office:value-type="float" office:value="0.038878" calcext:value-type="float">
            <text:p>0.038878</text:p>
          </table:table-cell>
          <table:table-cell office:value-type="float" office:value="0.343757" calcext:value-type="float">
            <text:p>0.343757</text:p>
          </table:table-cell>
          <table:table-cell office:value-type="float" office:value="0.195201" calcext:value-type="float">
            <text:p>0.195201</text:p>
          </table:table-cell>
          <table:table-cell office:value-type="float" office:value="0.291559" calcext:value-type="float">
            <text:p>0.291559</text:p>
          </table:table-cell>
          <table:table-cell office:value-type="float" office:value="0.261027" calcext:value-type="float">
            <text:p>0.261027</text:p>
          </table:table-cell>
          <table:table-cell office:value-type="float" office:value="0.067435" calcext:value-type="float">
            <text:p>0.067435</text:p>
          </table:table-cell>
          <table:table-cell office:value-type="float" office:value="0.360573" calcext:value-type="float">
            <text:p>0.360573</text:p>
          </table:table-cell>
          <table:table-cell office:value-type="float" office:value="0.76317" calcext:value-type="float">
            <text:p>0.76317</text:p>
          </table:table-cell>
          <table:table-cell office:value-type="float" office:value="0.485908" calcext:value-type="float">
            <text:p>0.485908</text:p>
          </table:table-cell>
          <table:table-cell office:value-type="float" office:value="1.32" calcext:value-type="float">
            <text:p>1.32</text:p>
          </table:table-cell>
          <table:table-cell office:value-type="float" office:value="0.346993" calcext:value-type="float">
            <text:p>0.346993</text:p>
          </table:table-cell>
          <table:table-cell office:value-type="float" office:value="1.03051" calcext:value-type="float">
            <text:p>1.03051</text:p>
          </table:table-cell>
          <table:table-cell office:value-type="float" office:value="0.79979" calcext:value-type="float">
            <text:p>0.79979</text:p>
          </table:table-cell>
          <table:table-cell office:value-type="float" office:value="0.603453" calcext:value-type="float">
            <text:p>0.603453</text:p>
          </table:table-cell>
          <table:table-cell office:value-type="float" office:value="1.26102" calcext:value-type="float">
            <text:p>1.26102</text:p>
          </table:table-cell>
          <table:table-cell office:value-type="float" office:value="0.347739" calcext:value-type="float">
            <text:p>0.347739</text:p>
          </table:table-cell>
        </table:table-row>
        <table:table-row table:style-name="ro1">
          <table:table-cell office:value-type="float" office:value="0.103854" calcext:value-type="float">
            <text:p>0.103854</text:p>
          </table:table-cell>
          <table:table-cell office:value-type="float" office:value="0.044442" calcext:value-type="float">
            <text:p>0.044442</text:p>
          </table:table-cell>
          <table:table-cell office:value-type="float" office:value="0.034858" calcext:value-type="float">
            <text:p>0.034858</text:p>
          </table:table-cell>
          <table:table-cell office:value-type="float" office:value="0.088285" calcext:value-type="float">
            <text:p>0.088285</text:p>
          </table:table-cell>
          <table:table-cell office:value-type="float" office:value="0.038354" calcext:value-type="float">
            <text:p>0.038354</text:p>
          </table:table-cell>
          <table:table-cell office:value-type="float" office:value="0.418388" calcext:value-type="float">
            <text:p>0.418388</text:p>
          </table:table-cell>
          <table:table-cell office:value-type="float" office:value="0.283669" calcext:value-type="float">
            <text:p>0.283669</text:p>
          </table:table-cell>
          <table:table-cell office:value-type="float" office:value="0.528491" calcext:value-type="float">
            <text:p>0.528491</text:p>
          </table:table-cell>
          <table:table-cell office:value-type="float" office:value="0.190701" calcext:value-type="float">
            <text:p>0.190701</text:p>
          </table:table-cell>
          <table:table-cell office:value-type="float" office:value="0.071946" calcext:value-type="float">
            <text:p>0.071946</text:p>
          </table:table-cell>
          <table:table-cell office:value-type="float" office:value="0.43431" calcext:value-type="float">
            <text:p>0.43431</text:p>
          </table:table-cell>
          <table:table-cell office:value-type="float" office:value="1.06485" calcext:value-type="float">
            <text:p>1.06485</text:p>
          </table:table-cell>
          <table:table-cell office:value-type="float" office:value="0.361536" calcext:value-type="float">
            <text:p>0.361536</text:p>
          </table:table-cell>
          <table:table-cell office:value-type="float" office:value="1.07723" calcext:value-type="float">
            <text:p>1.07723</text:p>
          </table:table-cell>
          <table:table-cell office:value-type="float" office:value="0.152067" calcext:value-type="float">
            <text:p>0.152067</text:p>
          </table:table-cell>
          <table:table-cell office:value-type="float" office:value="0.407491" calcext:value-type="float">
            <text:p>0.407491</text:p>
          </table:table-cell>
          <table:table-cell office:value-type="float" office:value="0.845456" calcext:value-type="float">
            <text:p>0.845456</text:p>
          </table:table-cell>
          <table:table-cell office:value-type="float" office:value="0.618553" calcext:value-type="float">
            <text:p>0.618553</text:p>
          </table:table-cell>
          <table:table-cell office:value-type="float" office:value="1.30607" calcext:value-type="float">
            <text:p>1.30607</text:p>
          </table:table-cell>
          <table:table-cell office:value-type="float" office:value="0.907086" calcext:value-type="float">
            <text:p>0.907086</text:p>
          </table:table-cell>
        </table:table-row>
        <table:table-row table:style-name="ro1">
          <table:table-cell office:value-type="float" office:value="0.114214" calcext:value-type="float">
            <text:p>0.114214</text:p>
          </table:table-cell>
          <table:table-cell office:value-type="float" office:value="0.025434" calcext:value-type="float">
            <text:p>0.025434</text:p>
          </table:table-cell>
          <table:table-cell office:value-type="float" office:value="0.034546" calcext:value-type="float">
            <text:p>0.034546</text:p>
          </table:table-cell>
          <table:table-cell office:value-type="float" office:value="0.089771" calcext:value-type="float">
            <text:p>0.089771</text:p>
          </table:table-cell>
          <table:table-cell office:value-type="float" office:value="0.028094" calcext:value-type="float">
            <text:p>0.028094</text:p>
          </table:table-cell>
          <table:table-cell office:value-type="float" office:value="0.395124" calcext:value-type="float">
            <text:p>0.395124</text:p>
          </table:table-cell>
          <table:table-cell office:value-type="float" office:value="0.25381" calcext:value-type="float">
            <text:p>0.25381</text:p>
          </table:table-cell>
          <table:table-cell office:value-type="float" office:value="0.555802" calcext:value-type="float">
            <text:p>0.555802</text:p>
          </table:table-cell>
          <table:table-cell office:value-type="float" office:value="0.257095" calcext:value-type="float">
            <text:p>0.257095</text:p>
          </table:table-cell>
          <table:table-cell office:value-type="float" office:value="0.233158" calcext:value-type="float">
            <text:p>0.233158</text:p>
          </table:table-cell>
          <table:table-cell office:value-type="float" office:value="0.473276" calcext:value-type="float">
            <text:p>0.473276</text:p>
          </table:table-cell>
          <table:table-cell office:value-type="float" office:value="0.955072" calcext:value-type="float">
            <text:p>0.955072</text:p>
          </table:table-cell>
          <table:table-cell office:value-type="float" office:value="0.488502" calcext:value-type="float">
            <text:p>0.488502</text:p>
          </table:table-cell>
          <table:table-cell office:value-type="float" office:value="0.996746" calcext:value-type="float">
            <text:p>0.996746</text:p>
          </table:table-cell>
          <table:table-cell office:value-type="float" office:value="0.255949" calcext:value-type="float">
            <text:p>0.255949</text:p>
          </table:table-cell>
          <table:table-cell office:value-type="float" office:value="0.399435" calcext:value-type="float">
            <text:p>0.399435</text:p>
          </table:table-cell>
          <table:table-cell office:value-type="float" office:value="0.837659" calcext:value-type="float">
            <text:p>0.837659</text:p>
          </table:table-cell>
          <table:table-cell office:value-type="float" office:value="0.689354" calcext:value-type="float">
            <text:p>0.689354</text:p>
          </table:table-cell>
          <table:table-cell office:value-type="float" office:value="1.31481" calcext:value-type="float">
            <text:p>1.31481</text:p>
          </table:table-cell>
          <table:table-cell office:value-type="float" office:value="0.48518" calcext:value-type="float">
            <text:p>0.48518</text:p>
          </table:table-cell>
        </table:table-row>
        <table:table-row table:style-name="ro1">
          <table:table-cell office:value-type="float" office:value="0.123611" calcext:value-type="float">
            <text:p>0.123611</text:p>
          </table:table-cell>
          <table:table-cell office:value-type="float" office:value="0.072555" calcext:value-type="float">
            <text:p>0.072555</text:p>
          </table:table-cell>
          <table:table-cell office:value-type="float" office:value="0.050647" calcext:value-type="float">
            <text:p>0.050647</text:p>
          </table:table-cell>
          <table:table-cell office:value-type="float" office:value="0.074316" calcext:value-type="float">
            <text:p>0.074316</text:p>
          </table:table-cell>
          <table:table-cell office:value-type="float" office:value="0.028644" calcext:value-type="float">
            <text:p>0.028644</text:p>
          </table:table-cell>
          <table:table-cell office:value-type="float" office:value="0.283749" calcext:value-type="float">
            <text:p>0.283749</text:p>
          </table:table-cell>
          <table:table-cell office:value-type="float" office:value="0.172802" calcext:value-type="float">
            <text:p>0.172802</text:p>
          </table:table-cell>
          <table:table-cell office:value-type="float" office:value="0.344192" calcext:value-type="float">
            <text:p>0.344192</text:p>
          </table:table-cell>
          <table:table-cell office:value-type="float" office:value="0.212034" calcext:value-type="float">
            <text:p>0.212034</text:p>
          </table:table-cell>
          <table:table-cell office:value-type="float" office:value="0.267293" calcext:value-type="float">
            <text:p>0.267293</text:p>
          </table:table-cell>
          <table:table-cell office:value-type="float" office:value="0.21444" calcext:value-type="float">
            <text:p>0.21444</text:p>
          </table:table-cell>
          <table:table-cell office:value-type="float" office:value="0.89306" calcext:value-type="float">
            <text:p>0.89306</text:p>
          </table:table-cell>
          <table:table-cell office:value-type="float" office:value="0.40485" calcext:value-type="float">
            <text:p>0.40485</text:p>
          </table:table-cell>
          <table:table-cell office:value-type="float" office:value="0.811398" calcext:value-type="float">
            <text:p>0.811398</text:p>
          </table:table-cell>
          <table:table-cell office:value-type="float" office:value="0.283927" calcext:value-type="float">
            <text:p>0.283927</text:p>
          </table:table-cell>
          <table:table-cell office:value-type="float" office:value="0.310569" calcext:value-type="float">
            <text:p>0.310569</text:p>
          </table:table-cell>
          <table:table-cell office:value-type="float" office:value="1.32472" calcext:value-type="float">
            <text:p>1.32472</text:p>
          </table:table-cell>
          <table:table-cell office:value-type="float" office:value="0.594441" calcext:value-type="float">
            <text:p>0.594441</text:p>
          </table:table-cell>
          <table:table-cell office:value-type="float" office:value="1.20735" calcext:value-type="float">
            <text:p>1.20735</text:p>
          </table:table-cell>
          <table:table-cell office:value-type="float" office:value="0.456925" calcext:value-type="float">
            <text:p>0.456925</text:p>
          </table:table-cell>
        </table:table-row>
        <table:table-row table:style-name="ro1">
          <table:table-cell office:value-type="float" office:value="0.094864" calcext:value-type="float">
            <text:p>0.094864</text:p>
          </table:table-cell>
          <table:table-cell office:value-type="float" office:value="0.064162" calcext:value-type="float">
            <text:p>0.064162</text:p>
          </table:table-cell>
          <table:table-cell office:value-type="float" office:value="0.054166" calcext:value-type="float">
            <text:p>0.054166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0.054301" calcext:value-type="float">
            <text:p>0.054301</text:p>
          </table:table-cell>
          <table:table-cell office:value-type="float" office:value="0.282931" calcext:value-type="float">
            <text:p>0.282931</text:p>
          </table:table-cell>
          <table:table-cell office:value-type="float" office:value="0.172374" calcext:value-type="float">
            <text:p>0.172374</text:p>
          </table:table-cell>
          <table:table-cell office:value-type="float" office:value="0.324343" calcext:value-type="float">
            <text:p>0.324343</text:p>
          </table:table-cell>
          <table:table-cell office:value-type="float" office:value="0.212321" calcext:value-type="float">
            <text:p>0.212321</text:p>
          </table:table-cell>
          <table:table-cell office:value-type="float" office:value="0.163585" calcext:value-type="float">
            <text:p>0.163585</text:p>
          </table:table-cell>
          <table:table-cell office:value-type="float" office:value="0.546179" calcext:value-type="float">
            <text:p>0.546179</text:p>
          </table:table-cell>
          <table:table-cell office:value-type="float" office:value="1.15577" calcext:value-type="float">
            <text:p>1.15577</text:p>
          </table:table-cell>
          <table:table-cell office:value-type="float" office:value="0.397288" calcext:value-type="float">
            <text:p>0.397288</text:p>
          </table:table-cell>
          <table:table-cell office:value-type="float" office:value="0.926485" calcext:value-type="float">
            <text:p>0.926485</text:p>
          </table:table-cell>
          <table:table-cell office:value-type="float" office:value="0.25173" calcext:value-type="float">
            <text:p>0.25173</text:p>
          </table:table-cell>
          <table:table-cell office:value-type="float" office:value="0.351818" calcext:value-type="float">
            <text:p>0.351818</text:p>
          </table:table-cell>
          <table:table-cell office:value-type="float" office:value="0.873411" calcext:value-type="float">
            <text:p>0.873411</text:p>
          </table:table-cell>
          <table:table-cell office:value-type="float" office:value="1.198" calcext:value-type="float">
            <text:p>1.198</text:p>
          </table:table-cell>
          <table:table-cell office:value-type="float" office:value="1.2682" calcext:value-type="float">
            <text:p>1.2682</text:p>
          </table:table-cell>
          <table:table-cell office:value-type="float" office:value="0.559756" calcext:value-type="float">
            <text:p>0.559756</text:p>
          </table:table-cell>
        </table:table-row>
        <table:table-row table:style-name="ro1">
          <table:table-cell office:value-type="float" office:value="0.094896" calcext:value-type="float">
            <text:p>0.094896</text:p>
          </table:table-cell>
          <table:table-cell office:value-type="float" office:value="0.065932" calcext:value-type="float">
            <text:p>0.065932</text:p>
          </table:table-cell>
          <table:table-cell office:value-type="float" office:value="0.054285" calcext:value-type="float">
            <text:p>0.054285</text:p>
          </table:table-cell>
          <table:table-cell office:value-type="float" office:value="0.063597" calcext:value-type="float">
            <text:p>0.063597</text:p>
          </table:table-cell>
          <table:table-cell office:value-type="float" office:value="0.062783" calcext:value-type="float">
            <text:p>0.062783</text:p>
          </table:table-cell>
          <table:table-cell office:value-type="float" office:value="0.406991" calcext:value-type="float">
            <text:p>0.406991</text:p>
          </table:table-cell>
          <table:table-cell office:value-type="float" office:value="0.199086" calcext:value-type="float">
            <text:p>0.199086</text:p>
          </table:table-cell>
          <table:table-cell office:value-type="float" office:value="0.41626" calcext:value-type="float">
            <text:p>0.41626</text:p>
          </table:table-cell>
          <table:table-cell office:value-type="float" office:value="0.198396" calcext:value-type="float">
            <text:p>0.198396</text:p>
          </table:table-cell>
          <table:table-cell office:value-type="float" office:value="0.160902" calcext:value-type="float">
            <text:p>0.160902</text:p>
          </table:table-cell>
          <table:table-cell office:value-type="float" office:value="0.314344" calcext:value-type="float">
            <text:p>0.314344</text:p>
          </table:table-cell>
          <table:table-cell office:value-type="float" office:value="1.29023" calcext:value-type="float">
            <text:p>1.29023</text:p>
          </table:table-cell>
          <table:table-cell office:value-type="float" office:value="0.498615" calcext:value-type="float">
            <text:p>0.498615</text:p>
          </table:table-cell>
          <table:table-cell office:value-type="float" office:value="0.761087" calcext:value-type="float">
            <text:p>0.761087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.359867" calcext:value-type="float">
            <text:p>0.359867</text:p>
          </table:table-cell>
          <table:table-cell office:value-type="float" office:value="0.688269" calcext:value-type="float">
            <text:p>0.688269</text:p>
          </table:table-cell>
          <table:table-cell office:value-type="float" office:value="0.62243" calcext:value-type="float">
            <text:p>0.62243</text:p>
          </table:table-cell>
          <table:table-cell office:value-type="float" office:value="1.41538" calcext:value-type="float">
            <text:p>1.41538</text:p>
          </table:table-cell>
          <table:table-cell office:value-type="float" office:value="0.818142" calcext:value-type="float">
            <text:p>0.818142</text:p>
          </table:table-cell>
        </table:table-row>
        <table:table-row table:style-name="ro1">
          <table:table-cell office:value-type="float" office:value="0.093165" calcext:value-type="float">
            <text:p>0.093165</text:p>
          </table:table-cell>
          <table:table-cell office:value-type="float" office:value="0.063275" calcext:value-type="float">
            <text:p>0.063275</text:p>
          </table:table-cell>
          <table:table-cell office:value-type="float" office:value="0.062142" calcext:value-type="float">
            <text:p>0.062142</text:p>
          </table:table-cell>
          <table:table-cell office:value-type="float" office:value="0.063205" calcext:value-type="float">
            <text:p>0.063205</text:p>
          </table:table-cell>
          <table:table-cell office:value-type="float" office:value="0.020998" calcext:value-type="float">
            <text:p>0.020998</text:p>
          </table:table-cell>
          <table:table-cell office:value-type="float" office:value="0.347393" calcext:value-type="float">
            <text:p>0.347393</text:p>
          </table:table-cell>
          <table:table-cell office:value-type="float" office:value="0.22768" calcext:value-type="float">
            <text:p>0.22768</text:p>
          </table:table-cell>
          <table:table-cell office:value-type="float" office:value="0.38368" calcext:value-type="float">
            <text:p>0.38368</text:p>
          </table:table-cell>
          <table:table-cell office:value-type="float" office:value="0.16849" calcext:value-type="float">
            <text:p>0.16849</text:p>
          </table:table-cell>
          <table:table-cell office:value-type="float" office:value="0.204355" calcext:value-type="float">
            <text:p>0.204355</text:p>
          </table:table-cell>
          <table:table-cell office:value-type="float" office:value="0.374549" calcext:value-type="float">
            <text:p>0.374549</text:p>
          </table:table-cell>
          <table:table-cell office:value-type="float" office:value="0.631648" calcext:value-type="float">
            <text:p>0.631648</text:p>
          </table:table-cell>
          <table:table-cell office:value-type="float" office:value="0.454275" calcext:value-type="float">
            <text:p>0.454275</text:p>
          </table:table-cell>
          <table:table-cell office:value-type="float" office:value="0.929678" calcext:value-type="float">
            <text:p>0.929678</text:p>
          </table:table-cell>
          <table:table-cell office:value-type="float" office:value="0.319961" calcext:value-type="float">
            <text:p>0.319961</text:p>
          </table:table-cell>
          <table:table-cell office:value-type="float" office:value="0.34482" calcext:value-type="float">
            <text:p>0.34482</text:p>
          </table:table-cell>
          <table:table-cell office:value-type="float" office:value="0.57727" calcext:value-type="float">
            <text:p>0.57727</text:p>
          </table:table-cell>
          <table:table-cell office:value-type="float" office:value="0.63906" calcext:value-type="float">
            <text:p>0.63906</text:p>
          </table:table-cell>
          <table:table-cell office:value-type="float" office:value="1.18006" calcext:value-type="float">
            <text:p>1.18006</text:p>
          </table:table-cell>
          <table:table-cell office:value-type="float" office:value="0.528838" calcext:value-type="float">
            <text:p>0.528838</text:p>
          </table:table-cell>
        </table:table-row>
        <table:table-row table:style-name="ro1">
          <table:table-cell office:value-type="float" office:value="0.135417" calcext:value-type="float">
            <text:p>0.135417</text:p>
          </table:table-cell>
          <table:table-cell office:value-type="float" office:value="0.049037" calcext:value-type="float">
            <text:p>0.049037</text:p>
          </table:table-cell>
          <table:table-cell office:value-type="float" office:value="0.064243" calcext:value-type="float">
            <text:p>0.064243</text:p>
          </table:table-cell>
          <table:table-cell office:value-type="float" office:value="0.073507" calcext:value-type="float">
            <text:p>0.073507</text:p>
          </table:table-cell>
          <table:table-cell office:value-type="float" office:value="0.020068" calcext:value-type="float">
            <text:p>0.020068</text:p>
          </table:table-cell>
          <table:table-cell office:value-type="float" office:value="0.324238" calcext:value-type="float">
            <text:p>0.324238</text:p>
          </table:table-cell>
          <table:table-cell office:value-type="float" office:value="0.231934" calcext:value-type="float">
            <text:p>0.231934</text:p>
          </table:table-cell>
          <table:table-cell office:value-type="float" office:value="0.38548" calcext:value-type="float">
            <text:p>0.38548</text:p>
          </table:table-cell>
          <table:table-cell office:value-type="float" office:value="0.167646" calcext:value-type="float">
            <text:p>0.167646</text:p>
          </table:table-cell>
          <table:table-cell office:value-type="float" office:value="0.272055" calcext:value-type="float">
            <text:p>0.272055</text:p>
          </table:table-cell>
          <table:table-cell office:value-type="float" office:value="0.526495" calcext:value-type="float">
            <text:p>0.526495</text:p>
          </table:table-cell>
          <table:table-cell office:value-type="float" office:value="0.941527" calcext:value-type="float">
            <text:p>0.941527</text:p>
          </table:table-cell>
          <table:table-cell office:value-type="float" office:value="0.459293" calcext:value-type="float">
            <text:p>0.459293</text:p>
          </table:table-cell>
          <table:table-cell office:value-type="float" office:value="1.15862" calcext:value-type="float">
            <text:p>1.15862</text:p>
          </table:table-cell>
          <table:table-cell office:value-type="float" office:value="0.386346" calcext:value-type="float">
            <text:p>0.386346</text:p>
          </table:table-cell>
          <table:table-cell office:value-type="float" office:value="0.296847" calcext:value-type="float">
            <text:p>0.296847</text:p>
          </table:table-cell>
          <table:table-cell office:value-type="float" office:value="0.729578" calcext:value-type="float">
            <text:p>0.729578</text:p>
          </table:table-cell>
          <table:table-cell office:value-type="float" office:value="0.74824" calcext:value-type="float">
            <text:p>0.74824</text:p>
          </table:table-cell>
          <table:table-cell office:value-type="float" office:value="1.11055" calcext:value-type="float">
            <text:p>1.11055</text:p>
          </table:table-cell>
          <table:table-cell office:value-type="float" office:value="0.488666" calcext:value-type="float">
            <text:p>0.488666</text:p>
          </table:table-cell>
        </table:table-row>
        <table:table-row table:style-name="ro1">
          <table:table-cell office:value-type="float" office:value="0.134722" calcext:value-type="float">
            <text:p>0.134722</text:p>
          </table:table-cell>
          <table:table-cell office:value-type="float" office:value="0.047872" calcext:value-type="float">
            <text:p>0.047872</text:p>
          </table:table-cell>
          <table:table-cell office:value-type="float" office:value="0.029754" calcext:value-type="float">
            <text:p>0.029754</text:p>
          </table:table-cell>
          <table:table-cell office:value-type="float" office:value="0.076555" calcext:value-type="float">
            <text:p>0.076555</text:p>
          </table:table-cell>
          <table:table-cell office:value-type="float" office:value="0.057837" calcext:value-type="float">
            <text:p>0.057837</text:p>
          </table:table-cell>
          <table:table-cell office:value-type="float" office:value="0.33686" calcext:value-type="float">
            <text:p>0.33686</text:p>
          </table:table-cell>
          <table:table-cell office:value-type="float" office:value="0.15715" calcext:value-type="float">
            <text:p>0.15715</text:p>
          </table:table-cell>
          <table:table-cell office:value-type="float" office:value="0.283774" calcext:value-type="float">
            <text:p>0.283774</text:p>
          </table:table-cell>
          <table:table-cell office:value-type="float" office:value="0.189099" calcext:value-type="float">
            <text:p>0.189099</text:p>
          </table:table-cell>
          <table:table-cell office:value-type="float" office:value="0.289923" calcext:value-type="float">
            <text:p>0.289923</text:p>
          </table:table-cell>
          <table:table-cell office:value-type="float" office:value="0.462947" calcext:value-type="float">
            <text:p>0.462947</text:p>
          </table:table-cell>
          <table:table-cell office:value-type="float" office:value="1.05457" calcext:value-type="float">
            <text:p>1.05457</text:p>
          </table:table-cell>
          <table:table-cell office:value-type="float" office:value="0.670361" calcext:value-type="float">
            <text:p>0.670361</text:p>
          </table:table-cell>
          <table:table-cell office:value-type="float" office:value="1.03028" calcext:value-type="float">
            <text:p>1.03028</text:p>
          </table:table-cell>
          <table:table-cell office:value-type="float" office:value="0.800044" calcext:value-type="float">
            <text:p>0.800044</text:p>
          </table:table-cell>
          <table:table-cell office:value-type="float" office:value="0.382545" calcext:value-type="float">
            <text:p>0.382545</text:p>
          </table:table-cell>
          <table:table-cell office:value-type="float" office:value="0.656242" calcext:value-type="float">
            <text:p>0.656242</text:p>
          </table:table-cell>
          <table:table-cell office:value-type="float" office:value="0.648626" calcext:value-type="float">
            <text:p>0.648626</text:p>
          </table:table-cell>
          <table:table-cell office:value-type="float" office:value="1.04705" calcext:value-type="float">
            <text:p>1.04705</text:p>
          </table:table-cell>
          <table:table-cell office:value-type="float" office:value="0.51771" calcext:value-type="float">
            <text:p>0.51771</text:p>
          </table:table-cell>
        </table:table-row>
        <table:table-row table:style-name="ro1">
          <table:table-cell office:value-type="float" office:value="0.118369" calcext:value-type="float">
            <text:p>0.118369</text:p>
          </table:table-cell>
          <table:table-cell office:value-type="float" office:value="0.036122" calcext:value-type="float">
            <text:p>0.036122</text:p>
          </table:table-cell>
          <table:table-cell office:value-type="float" office:value="0.029913" calcext:value-type="float">
            <text:p>0.029913</text:p>
          </table:table-cell>
          <table:table-cell office:value-type="float" office:value="0.097681" calcext:value-type="float">
            <text:p>0.097681</text:p>
          </table:table-cell>
          <table:table-cell office:value-type="float" office:value="0.061644" calcext:value-type="float">
            <text:p>0.061644</text:p>
          </table:table-cell>
          <table:table-cell office:value-type="float" office:value="0.510685" calcext:value-type="float">
            <text:p>0.510685</text:p>
          </table:table-cell>
          <table:table-cell office:value-type="float" office:value="0.228891" calcext:value-type="float">
            <text:p>0.228891</text:p>
          </table:table-cell>
          <table:table-cell office:value-type="float" office:value="0.388843" calcext:value-type="float">
            <text:p>0.388843</text:p>
          </table:table-cell>
          <table:table-cell office:value-type="float" office:value="0.184147" calcext:value-type="float">
            <text:p>0.184147</text:p>
          </table:table-cell>
          <table:table-cell office:value-type="float" office:value="0.208422" calcext:value-type="float">
            <text:p>0.208422</text:p>
          </table:table-cell>
          <table:table-cell office:value-type="float" office:value="0.311805" calcext:value-type="float">
            <text:p>0.311805</text:p>
          </table:table-cell>
          <table:table-cell office:value-type="float" office:value="0.762513" calcext:value-type="float">
            <text:p>0.762513</text:p>
          </table:table-cell>
          <table:table-cell office:value-type="float" office:value="0.344311" calcext:value-type="float">
            <text:p>0.344311</text:p>
          </table:table-cell>
          <table:table-cell office:value-type="float" office:value="0.707726" calcext:value-type="float">
            <text:p>0.707726</text:p>
          </table:table-cell>
          <table:table-cell office:value-type="float" office:value="0.28511" calcext:value-type="float">
            <text:p>0.28511</text:p>
          </table:table-cell>
          <table:table-cell office:value-type="float" office:value="0.523821" calcext:value-type="float">
            <text:p>0.523821</text:p>
          </table:table-cell>
          <table:table-cell office:value-type="float" office:value="0.827957" calcext:value-type="float">
            <text:p>0.827957</text:p>
          </table:table-cell>
          <table:table-cell office:value-type="float" office:value="0.752437" calcext:value-type="float">
            <text:p>0.752437</text:p>
          </table:table-cell>
          <table:table-cell office:value-type="float" office:value="1.33273" calcext:value-type="float">
            <text:p>1.33273</text:p>
          </table:table-cell>
          <table:table-cell office:value-type="float" office:value="0.420976" calcext:value-type="float">
            <text:p>0.420976</text:p>
          </table:table-cell>
        </table:table-row>
        <table:table-row table:style-name="ro1">
          <table:table-cell office:value-type="float" office:value="0.123144" calcext:value-type="float">
            <text:p>0.123144</text:p>
          </table:table-cell>
          <table:table-cell office:value-type="float" office:value="0.043187" calcext:value-type="float">
            <text:p>0.043187</text:p>
          </table:table-cell>
          <table:table-cell office:value-type="float" office:value="0.075165" calcext:value-type="float">
            <text:p>0.075165</text:p>
          </table:table-cell>
          <table:table-cell office:value-type="float" office:value="0.098297" calcext:value-type="float">
            <text:p>0.098297</text:p>
          </table:table-cell>
          <table:table-cell office:value-type="float" office:value="0.041331" calcext:value-type="float">
            <text:p>0.041331</text:p>
          </table:table-cell>
          <table:table-cell office:value-type="float" office:value="0.294697" calcext:value-type="float">
            <text:p>0.294697</text:p>
          </table:table-cell>
          <table:table-cell office:value-type="float" office:value="0.237034" calcext:value-type="float">
            <text:p>0.237034</text:p>
          </table:table-cell>
          <table:table-cell office:value-type="float" office:value="0.659533" calcext:value-type="float">
            <text:p>0.659533</text:p>
          </table:table-cell>
          <table:table-cell office:value-type="float" office:value="0.182433" calcext:value-type="float">
            <text:p>0.182433</text:p>
          </table:table-cell>
          <table:table-cell office:value-type="float" office:value="0.207151" calcext:value-type="float">
            <text:p>0.207151</text:p>
          </table:table-cell>
          <table:table-cell office:value-type="float" office:value="0.478194" calcext:value-type="float">
            <text:p>0.478194</text:p>
          </table:table-cell>
          <table:table-cell office:value-type="float" office:value="0.978197" calcext:value-type="float">
            <text:p>0.978197</text:p>
          </table:table-cell>
          <table:table-cell office:value-type="float" office:value="0.598449" calcext:value-type="float">
            <text:p>0.598449</text:p>
          </table:table-cell>
          <table:table-cell office:value-type="float" office:value="0.838028" calcext:value-type="float">
            <text:p>0.838028</text:p>
          </table:table-cell>
          <table:table-cell office:value-type="float" office:value="0.293099" calcext:value-type="float">
            <text:p>0.293099</text:p>
          </table:table-cell>
          <table:table-cell office:value-type="float" office:value="0.493066" calcext:value-type="float">
            <text:p>0.493066</text:p>
          </table:table-cell>
          <table:table-cell office:value-type="float" office:value="0.825679" calcext:value-type="float">
            <text:p>0.825679</text:p>
          </table:table-cell>
          <table:table-cell office:value-type="float" office:value="0.71414" calcext:value-type="float">
            <text:p>0.71414</text:p>
          </table:table-cell>
          <table:table-cell office:value-type="float" office:value="1.1022" calcext:value-type="float">
            <text:p>1.1022</text:p>
          </table:table-cell>
          <table:table-cell office:value-type="float" office:value="0.596577" calcext:value-type="float">
            <text:p>0.596577</text:p>
          </table:table-cell>
        </table:table-row>
        <table:table-row table:style-name="ro1">
          <table:table-cell office:value-type="float" office:value="0.141958" calcext:value-type="float">
            <text:p>0.141958</text:p>
          </table:table-cell>
          <table:table-cell office:value-type="float" office:value="0.038913" calcext:value-type="float">
            <text:p>0.038913</text:p>
          </table:table-cell>
          <table:table-cell office:value-type="float" office:value="0.071623" calcext:value-type="float">
            <text:p>0.071623</text:p>
          </table:table-cell>
          <table:table-cell office:value-type="float" office:value="0.148424" calcext:value-type="float">
            <text:p>0.148424</text:p>
          </table:table-cell>
          <table:table-cell office:value-type="float" office:value="0.041721" calcext:value-type="float">
            <text:p>0.041721</text:p>
          </table:table-cell>
          <table:table-cell office:value-type="float" office:value="0.321337" calcext:value-type="float">
            <text:p>0.321337</text:p>
          </table:table-cell>
          <table:table-cell office:value-type="float" office:value="0.159906" calcext:value-type="float">
            <text:p>0.159906</text:p>
          </table:table-cell>
          <table:table-cell office:value-type="float" office:value="0.44611" calcext:value-type="float">
            <text:p>0.44611</text:p>
          </table:table-cell>
          <table:table-cell office:value-type="float" office:value="0.181086" calcext:value-type="float">
            <text:p>0.181086</text:p>
          </table:table-cell>
          <table:table-cell office:value-type="float" office:value="0.221854" calcext:value-type="float">
            <text:p>0.221854</text:p>
          </table:table-cell>
          <table:table-cell office:value-type="float" office:value="0.411307" calcext:value-type="float">
            <text:p>0.411307</text:p>
          </table:table-cell>
          <table:table-cell office:value-type="float" office:value="0.616615" calcext:value-type="float">
            <text:p>0.616615</text:p>
          </table:table-cell>
          <table:table-cell office:value-type="float" office:value="0.502763" calcext:value-type="float">
            <text:p>0.502763</text:p>
          </table:table-cell>
          <table:table-cell office:value-type="float" office:value="0.880452" calcext:value-type="float">
            <text:p>0.880452</text:p>
          </table:table-cell>
          <table:table-cell office:value-type="float" office:value="0.29626" calcext:value-type="float">
            <text:p>0.29626</text:p>
          </table:table-cell>
          <table:table-cell office:value-type="float" office:value="0.397492" calcext:value-type="float">
            <text:p>0.397492</text:p>
          </table:table-cell>
          <table:table-cell office:value-type="float" office:value="0.717676" calcext:value-type="float">
            <text:p>0.717676</text:p>
          </table:table-cell>
          <table:table-cell office:value-type="float" office:value="0.96584" calcext:value-type="float">
            <text:p>0.96584</text:p>
          </table:table-cell>
          <table:table-cell office:value-type="float" office:value="1.02998" calcext:value-type="float">
            <text:p>1.02998</text:p>
          </table:table-cell>
          <table:table-cell office:value-type="float" office:value="0.475517" calcext:value-type="float">
            <text:p>0.475517</text:p>
          </table:table-cell>
        </table:table-row>
        <table:table-row table:style-name="ro1">
          <table:table-cell office:value-type="float" office:value="0.145984" calcext:value-type="float">
            <text:p>0.145984</text:p>
          </table:table-cell>
          <table:table-cell office:value-type="float" office:value="0.038493" calcext:value-type="float">
            <text:p>0.038493</text:p>
          </table:table-cell>
          <table:table-cell office:value-type="float" office:value="0.049212" calcext:value-type="float">
            <text:p>0.049212</text:p>
          </table:table-cell>
          <table:table-cell office:value-type="float" office:value="0.147926" calcext:value-type="float">
            <text:p>0.147926</text:p>
          </table:table-cell>
          <table:table-cell office:value-type="float" office:value="0.059323" calcext:value-type="float">
            <text:p>0.059323</text:p>
          </table:table-cell>
          <table:table-cell office:value-type="float" office:value="0.521483" calcext:value-type="float">
            <text:p>0.521483</text:p>
          </table:table-cell>
          <table:table-cell office:value-type="float" office:value="0.198865" calcext:value-type="float">
            <text:p>0.198865</text:p>
          </table:table-cell>
          <table:table-cell office:value-type="float" office:value="0.416303" calcext:value-type="float">
            <text:p>0.416303</text:p>
          </table:table-cell>
          <table:table-cell office:value-type="float" office:value="0.260979" calcext:value-type="float">
            <text:p>0.260979</text:p>
          </table:table-cell>
          <table:table-cell office:value-type="float" office:value="0.181525" calcext:value-type="float">
            <text:p>0.181525</text:p>
          </table:table-cell>
          <table:table-cell office:value-type="float" office:value="0.373073" calcext:value-type="float">
            <text:p>0.373073</text:p>
          </table:table-cell>
          <table:table-cell office:value-type="float" office:value="0.924974" calcext:value-type="float">
            <text:p>0.924974</text:p>
          </table:table-cell>
          <table:table-cell office:value-type="float" office:value="0.395701" calcext:value-type="float">
            <text:p>0.395701</text:p>
          </table:table-cell>
          <table:table-cell office:value-type="float" office:value="1.33019" calcext:value-type="float">
            <text:p>1.33019</text:p>
          </table:table-cell>
          <table:table-cell office:value-type="float" office:value="0.365078" calcext:value-type="float">
            <text:p>0.365078</text:p>
          </table:table-cell>
          <table:table-cell office:value-type="float" office:value="0.464212" calcext:value-type="float">
            <text:p>0.464212</text:p>
          </table:table-cell>
          <table:table-cell office:value-type="float" office:value="0.700606" calcext:value-type="float">
            <text:p>0.700606</text:p>
          </table:table-cell>
          <table:table-cell office:value-type="float" office:value="0.673116" calcext:value-type="float">
            <text:p>0.673116</text:p>
          </table:table-cell>
          <table:table-cell office:value-type="float" office:value="1.25876" calcext:value-type="float">
            <text:p>1.25876</text:p>
          </table:table-cell>
          <table:table-cell office:value-type="float" office:value="0.508855" calcext:value-type="float">
            <text:p>0.508855</text:p>
          </table:table-cell>
        </table:table-row>
        <table:table-row table:style-name="ro1">
          <table:table-cell office:value-type="float" office:value="0.141595" calcext:value-type="float">
            <text:p>0.141595</text:p>
          </table:table-cell>
          <table:table-cell office:value-type="float" office:value="0.064295" calcext:value-type="float">
            <text:p>0.064295</text:p>
          </table:table-cell>
          <table:table-cell office:value-type="float" office:value="0.049171" calcext:value-type="float">
            <text:p>0.049171</text:p>
          </table:table-cell>
          <table:table-cell office:value-type="float" office:value="0.100835" calcext:value-type="float">
            <text:p>0.100835</text:p>
          </table:table-cell>
          <table:table-cell office:value-type="float" office:value="0.057994" calcext:value-type="float">
            <text:p>0.057994</text:p>
          </table:table-cell>
          <table:table-cell office:value-type="float" office:value="0.558568" calcext:value-type="float">
            <text:p>0.558568</text:p>
          </table:table-cell>
          <table:table-cell office:value-type="float" office:value="0.205609" calcext:value-type="float">
            <text:p>0.205609</text:p>
          </table:table-cell>
          <table:table-cell office:value-type="float" office:value="0.265138" calcext:value-type="float">
            <text:p>0.265138</text:p>
          </table:table-cell>
          <table:table-cell office:value-type="float" office:value="0.282931" calcext:value-type="float">
            <text:p>0.282931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574643" calcext:value-type="float">
            <text:p>0.574643</text:p>
          </table:table-cell>
          <table:table-cell office:value-type="float" office:value="1.00457" calcext:value-type="float">
            <text:p>1.00457</text:p>
          </table:table-cell>
          <table:table-cell office:value-type="float" office:value="0.388839" calcext:value-type="float">
            <text:p>0.388839</text:p>
          </table:table-cell>
          <table:table-cell office:value-type="float" office:value="0.874251" calcext:value-type="float">
            <text:p>0.874251</text:p>
          </table:table-cell>
          <table:table-cell office:value-type="float" office:value="0.373669" calcext:value-type="float">
            <text:p>0.373669</text:p>
          </table:table-cell>
          <table:table-cell office:value-type="float" office:value="0.401308" calcext:value-type="float">
            <text:p>0.401308</text:p>
          </table:table-cell>
          <table:table-cell office:value-type="float" office:value="0.644718" calcext:value-type="float">
            <text:p>0.644718</text:p>
          </table:table-cell>
          <table:table-cell office:value-type="float" office:value="0.822439" calcext:value-type="float">
            <text:p>0.822439</text:p>
          </table:table-cell>
          <table:table-cell office:value-type="float" office:value="1.34043" calcext:value-type="float">
            <text:p>1.34043</text:p>
          </table:table-cell>
          <table:table-cell office:value-type="float" office:value="0.854115" calcext:value-type="float">
            <text:p>0.85411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AVERAGE([.A1:.A40])" office:value-type="float" office:value="0.131447525" calcext:value-type="float">
            <text:p>0.131447525</text:p>
          </table:table-cell>
          <table:table-cell table:formula="of:=AVERAGE([.B1:.B40])" office:value-type="float" office:value="0.052311025" calcext:value-type="float">
            <text:p>0.052311025</text:p>
          </table:table-cell>
          <table:table-cell table:formula="of:=AVERAGE([.C1:.C40])" office:value-type="float" office:value="0.05991275" calcext:value-type="float">
            <text:p>0.05991275</text:p>
          </table:table-cell>
          <table:table-cell table:formula="of:=AVERAGE([.D1:.D40])" office:value-type="float" office:value="0.09931195" calcext:value-type="float">
            <text:p>0.09931195</text:p>
          </table:table-cell>
          <table:table-cell table:formula="of:=AVERAGE([.E1:.E40])" office:value-type="float" office:value="0.03761295" calcext:value-type="float">
            <text:p>0.03761295</text:p>
          </table:table-cell>
          <table:table-cell table:formula="of:=AVERAGE([.F1:.F40])" office:value-type="float" office:value="0.349631375" calcext:value-type="float">
            <text:p>0.349631375</text:p>
          </table:table-cell>
          <table:table-cell table:formula="of:=AVERAGE([.G1:.G40])" office:value-type="float" office:value="0.2341957" calcext:value-type="float">
            <text:p>0.2341957</text:p>
          </table:table-cell>
          <table:table-cell table:formula="of:=AVERAGE([.H1:.H40])" office:value-type="float" office:value="0.395202175" calcext:value-type="float">
            <text:p>0.395202175</text:p>
          </table:table-cell>
          <table:table-cell table:formula="of:=AVERAGE([.I1:.I40])" office:value-type="float" office:value="0.2212862" calcext:value-type="float">
            <text:p>0.2212862</text:p>
          </table:table-cell>
          <table:table-cell table:formula="of:=AVERAGE([.J1:.J40])" office:value-type="float" office:value="0.19458915" calcext:value-type="float">
            <text:p>0.19458915</text:p>
          </table:table-cell>
          <table:table-cell table:formula="of:=AVERAGE([.K1:.K40])" office:value-type="float" office:value="0.427392775" calcext:value-type="float">
            <text:p>0.427392775</text:p>
          </table:table-cell>
          <table:table-cell table:formula="of:=AVERAGE([.L1:.L40])" office:value-type="float" office:value="0.9393915" calcext:value-type="float">
            <text:p>0.9393915</text:p>
          </table:table-cell>
          <table:table-cell table:formula="of:=AVERAGE([.M1:.M40])" office:value-type="float" office:value="0.505634675" calcext:value-type="float">
            <text:p>0.505634675</text:p>
          </table:table-cell>
          <table:table-cell table:formula="of:=AVERAGE([.N1:.N40])" office:value-type="float" office:value="0.895873075" calcext:value-type="float">
            <text:p>0.895873075</text:p>
          </table:table-cell>
          <table:table-cell table:formula="of:=AVERAGE([.O1:.O40])" office:value-type="float" office:value="0.33589605" calcext:value-type="float">
            <text:p>0.33589605</text:p>
          </table:table-cell>
          <table:table-cell table:formula="of:=AVERAGE([.P1:.P40])" office:value-type="float" office:value="0.421978725" calcext:value-type="float">
            <text:p>0.421978725</text:p>
          </table:table-cell>
          <table:table-cell table:formula="of:=AVERAGE([.Q1:.Q40])" office:value-type="float" office:value="0.82362805" calcext:value-type="float">
            <text:p>0.82362805</text:p>
          </table:table-cell>
          <table:table-cell table:formula="of:=AVERAGE([.R1:.R40])" office:value-type="float" office:value="0.7412848" calcext:value-type="float">
            <text:p>0.7412848</text:p>
          </table:table-cell>
          <table:table-cell table:formula="of:=AVERAGE([.S1:.S40])" office:value-type="float" office:value="1.242523" calcext:value-type="float">
            <text:p>1.242523</text:p>
          </table:table-cell>
          <table:table-cell table:formula="of:=AVERAGE([.T1:.T40])" office:value-type="float" office:value="0.575080325" calcext:value-type="float">
            <text:p>0.575080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0:47:31.668658570</meta:creation-date>
    <dc:date>2018-12-13T20:57:57.435550708</dc:date>
    <meta:editing-duration>PT25S</meta:editing-duration>
    <meta:editing-cycles>1</meta:editing-cycles>
    <meta:document-statistic meta:table-count="1" meta:cell-count="820" meta:object-count="0"/>
    <meta:generator>LibreOffice/5.1.6.2$Linux_X86_64 LibreOffice_project/10m0$Build-2</meta:generator>
  </office:meta>
</office:document-meta>
</file>